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butt" draw:fill="solid" draw:fill-color="#7d7d7d" draw:opacity="50%" fo:padding-top="0.018cm" fo:padding-bottom="0.018cm" fo:padding-left="0.018cm" fo:padding-right="0.018cm" loext:decorative="false"/>
    </style:style>
    <style:style style:name="gr2" style:family="graphic" style:parent-style-name="standard">
      <style:graphic-properties draw:stroke="solid" svg:stroke-width="0.037cm" svg:stroke-color="#ffffff" draw:stroke-linejoin="round" svg:stroke-linecap="butt" draw:fill="solid" draw:fill-color="#d1d1d1" draw:opacity="50%" fo:padding-top="0.018cm" fo:padding-bottom="0.018cm" fo:padding-left="0.018cm" fo:padding-right="0.018cm" loext:decorative="false"/>
    </style:style>
    <style:style style:name="gr3" style:family="graphic" style:parent-style-name="standard">
      <style:graphic-properties draw:stroke="solid" svg:stroke-width="0.037cm" svg:stroke-color="#ffffff" draw:stroke-linejoin="round" svg:stroke-linecap="butt" draw:fill="solid" draw:fill-color="#dcdcdc" draw:opacity="50%" fo:padding-top="0.018cm" fo:padding-bottom="0.018cm" fo:padding-left="0.018cm" fo:padding-right="0.018cm" loext:decorative="false"/>
    </style:style>
    <style:style style:name="gr4" style:family="graphic" style:parent-style-name="standard">
      <style:graphic-properties draw:stroke="none" svg:stroke-color="#000000" draw:fill="solid" draw:fill-color="#e6e6e6" loext:fill-use-slide-background="false" draw:textarea-horizontal-align="justify" draw:textarea-vertical-align="middle" draw:auto-grow-height="false" fo:min-height="0.05cm" fo:min-width="0.5cm" loext:decorative="false"/>
    </style:style>
    <style:style style:name="gr5" style:family="graphic" style:parent-style-name="standard">
      <style:graphic-properties draw:stroke="solid" svg:stroke-width="0cm" svg:stroke-color="#ebebeb" draw:stroke-linejoin="round" svg:stroke-linecap="butt" draw:fill="none" loext:decorative="false"/>
    </style:style>
    <style:style style:name="gr6" style:family="graphic" style:parent-style-name="standard">
      <style:graphic-properties draw:stroke="solid" svg:stroke-width="0cm" svg:stroke-color="#ebebeb" draw:stroke-linejoin="round" svg:stroke-linecap="butt" draw:fill="none" draw:opacity="50%" loext:decorative="false"/>
    </style:style>
    <style:style style:name="gr7" style:family="graphic" style:parent-style-name="standard">
      <style:graphic-properties draw:stroke="solid" svg:stroke-width="0.037cm" svg:stroke-color="#ffffff" draw:stroke-linejoin="round" svg:stroke-linecap="butt" draw:fill="solid" draw:fill-color="#8f8f8f" draw:opacity="50%" fo:padding-top="0.018cm" fo:padding-bottom="0.018cm" fo:padding-left="0.018cm" fo:padding-right="0.018cm" loext:decorative="false"/>
    </style:style>
    <style:style style:name="gr8" style:family="graphic" style:parent-style-name="standard">
      <style:graphic-properties draw:stroke="solid" svg:stroke-width="0.037cm" svg:stroke-color="#ffffff" draw:stroke-linejoin="round" svg:stroke-linecap="butt" draw:fill="solid" draw:fill-color="#9f9f9f" draw:opacity="50%" fo:padding-top="0.018cm" fo:padding-bottom="0.018cm" fo:padding-left="0.018cm" fo:padding-right="0.018cm" loext:decorative="false"/>
    </style:style>
    <style:style style:name="gr9" style:family="graphic" style:parent-style-name="standard">
      <style:graphic-properties draw:stroke="solid" svg:stroke-width="0.037cm" svg:stroke-color="#ffffff" draw:stroke-linejoin="round" svg:stroke-linecap="butt" draw:fill="solid" draw:fill-color="#adadad" draw:opacity="50%" fo:padding-top="0.018cm" fo:padding-bottom="0.018cm" fo:padding-left="0.018cm" fo:padding-right="0.018cm" loext:decorative="false"/>
    </style:style>
    <style:style style:name="gr10" style:family="graphic" style:parent-style-name="standard">
      <style:graphic-properties draw:stroke="solid" svg:stroke-width="0.037cm" svg:stroke-color="#ffffff" draw:stroke-linejoin="round" svg:stroke-linecap="butt" draw:fill="solid" draw:fill-color="#bababa" draw:opacity="50%" fo:padding-top="0.018cm" fo:padding-bottom="0.018cm" fo:padding-left="0.018cm" fo:padding-right="0.018cm" loext:decorative="false"/>
    </style:style>
    <style:style style:name="gr11" style:family="graphic" style:parent-style-name="standard">
      <style:graphic-properties draw:stroke="solid" svg:stroke-width="0.037cm" svg:stroke-color="#ffffff" draw:stroke-linejoin="round" svg:stroke-linecap="butt" draw:fill="solid" draw:fill-color="#c6c6c6" draw:opacity="50%" fo:padding-top="0.018cm" fo:padding-bottom="0.018cm" fo:padding-left="0.018cm" fo:padding-right="0.018cm" loext:decorative="false"/>
    </style:style>
    <style:style style:name="gr12" style:family="graphic" style:parent-style-name="standard">
      <style:graphic-properties draw:stroke="solid" svg:stroke-width="0.037cm" svg:stroke-color="#ffffff" draw:stroke-linejoin="round" svg:stroke-linecap="butt" draw:fill="solid" draw:fill-color="#e6e6e6" draw:opacity="50%" fo:padding-top="0.018cm" fo:padding-bottom="0.018cm" fo:padding-left="0.018cm" fo:padding-right="0.018cm" loext:decorative="false"/>
    </style:style>
    <style:style style:name="gr13" style:family="graphic" style:parent-style-name="standard">
      <style:graphic-properties draw:stroke="solid" svg:stroke-width="0.037cm" svg:stroke-color="#ffffff" draw:stroke-linejoin="round" svg:stroke-linecap="butt" draw:fill="solid" draw:fill-color="#7d7d7d" draw:opacity="50%" draw:textarea-horizontal-align="center" draw:textarea-vertical-align="middle" fo:padding-top="0.018cm" fo:padding-bottom="0.018cm" fo:padding-left="0.018cm" fo:padding-right="0.018cm" loext:decorative="false"/>
    </style:style>
    <style:style style:name="gr14" style:family="graphic" style:parent-style-name="standard">
      <style:graphic-properties draw:stroke="solid" svg:stroke-width="0.037cm" svg:stroke-color="#ffffff" draw:stroke-linejoin="round" svg:stroke-linecap="butt" draw:fill="solid" draw:fill-color="#8f8f8f" draw:opacity="50%" draw:textarea-horizontal-align="center" draw:textarea-vertical-align="middle" fo:padding-top="0.018cm" fo:padding-bottom="0.018cm" fo:padding-left="0.018cm" fo:padding-right="0.018cm" loext:decorative="false"/>
    </style:style>
    <style:style style:name="gr15" style:family="graphic" style:parent-style-name="standard">
      <style:graphic-properties draw:stroke="solid" svg:stroke-width="0.037cm" svg:stroke-color="#ffffff" draw:stroke-linejoin="round" svg:stroke-linecap="butt" draw:fill="solid" draw:fill-color="#9f9f9f" draw:opacity="50%" draw:textarea-horizontal-align="center" draw:textarea-vertical-align="middle" fo:padding-top="0.018cm" fo:padding-bottom="0.018cm" fo:padding-left="0.018cm" fo:padding-right="0.018cm" loext:decorative="false"/>
    </style:style>
    <style:style style:name="gr16" style:family="graphic" style:parent-style-name="standard">
      <style:graphic-properties draw:stroke="solid" svg:stroke-width="0.037cm" svg:stroke-color="#ffffff" draw:stroke-linejoin="round" svg:stroke-linecap="butt" draw:fill="solid" draw:fill-color="#adadad" draw:opacity="50%" draw:textarea-horizontal-align="center" draw:textarea-vertical-align="middle" fo:padding-top="0.018cm" fo:padding-bottom="0.018cm" fo:padding-left="0.018cm" fo:padding-right="0.018cm" loext:decorative="false"/>
    </style:style>
    <style:style style:name="gr17" style:family="graphic" style:parent-style-name="standard">
      <style:graphic-properties svg:stroke-color="#000000" draw:fill-color="#9ecae0" draw:textarea-horizontal-align="justify" draw:textarea-vertical-align="middle" draw:auto-grow-height="false" fo:min-height="0cm" fo:min-width="0cm" loext:decorative="false"/>
    </style:style>
    <style:style style:name="gr18" style:family="graphic" style:parent-style-name="standard">
      <style:graphic-properties svg:stroke-color="#000000" draw:fill-color="#fc9270" draw:textarea-horizontal-align="justify" draw:textarea-vertical-align="middle" draw:auto-grow-height="false" fo:min-height="0cm" fo:min-width="0cm" loext:decorative="false"/>
    </style:style>
    <style:style style:name="gr19" style:family="graphic" style:parent-style-name="standard">
      <style:graphic-properties draw:stroke="solid" svg:stroke-width="0.053cm" svg:stroke-color="#666666" draw:marker-start-width="0.167cm" draw:marker-end-width="0.167cm" draw:stroke-linejoin="round" svg:stroke-linecap="round" draw:fill="none" fo:padding-top="0.026cm" fo:padding-bottom="0.026cm" fo:padding-left="0.026cm" fo:padding-right="0.026cm" loext:decorative="false"/>
    </style:style>
    <style:style style:name="gr20" style:family="graphic" style:parent-style-name="standard">
      <style:graphic-properties svg:stroke-color="#000000" draw:fill-color="#cb1810" draw:textarea-horizontal-align="justify" draw:textarea-vertical-align="middle" draw:auto-grow-height="false" fo:min-height="0cm" fo:min-width="0cm" draw:shadow="hidden" loext:decorative="false"/>
    </style:style>
    <style:style style:name="gr21" style:family="graphic" style:parent-style-name="standard">
      <style:graphic-properties draw:stroke="none" draw:fill-color="#158466" draw:textarea-horizontal-align="justify" draw:textarea-vertical-align="middle" draw:auto-grow-height="false" fo:min-height="0cm" fo:min-width="0cm" fo:wrap-option="wrap" loext:decorative="false"/>
    </style:style>
    <style:style style:name="gr22" style:family="graphic" style:parent-style-name="standard">
      <style:graphic-properties draw:stroke="dash" draw:stroke-dash="Dash_20__28_Rounded_29_" svg:stroke-width="0.035cm" svg:stroke-color="#158466" draw:marker-start-width="0.252cm" draw:marker-end-width="0.252cm" svg:stroke-linecap="round" draw:fill="none" loext:fill-use-slide-background="false" draw:textarea-horizontal-align="justify" draw:textarea-vertical-align="middle" draw:auto-grow-height="false" fo:min-height="0.57cm" fo:min-width="0.362cm" fo:padding-top="0.142cm" fo:padding-bottom="0.142cm" fo:padding-left="0.267cm" fo:padding-right="0.267cm" loext:decorative="false"/>
    </style:style>
    <style:style style:name="gr23" style:family="graphic" style:parent-style-name="standard">
      <style:graphic-properties draw:stroke="none" draw:fill-color="#158466" draw:opacity="40%" draw:textarea-horizontal-align="justify" draw:textarea-vertical-align="middle" draw:auto-grow-height="false" fo:min-height="0cm" fo:min-width="0cm" fo:wrap-option="wrap" loext:decorative="false"/>
    </style:style>
    <style:style style:name="gr24" style:family="graphic" style:parent-style-name="standard">
      <style:graphic-properties draw:stroke="dash" draw:stroke-dash="Dash_20__28_Rounded_29_" svg:stroke-width="0.035cm" svg:stroke-color="#158466" draw:marker-start-width="0.252cm" draw:marker-end-width="0.252cm" svg:stroke-linecap="round" draw:fill="none" loext:fill-use-slide-background="false" draw:textarea-horizontal-align="justify" draw:textarea-vertical-align="middle" draw:auto-grow-height="false" fo:min-height="1.012cm" fo:min-width="0.362cm" fo:padding-top="0.142cm" fo:padding-bottom="0.142cm" fo:padding-left="0.267cm" fo:padding-right="0.267cm" loext:decorative="false"/>
    </style:style>
    <style:style style:name="gr25" style:family="graphic" style:parent-style-name="objectwithoutfill">
      <style:graphic-properties draw:stroke="dash" draw:stroke-dash="Dash_20__28_Rounded_29_" svg:stroke-width="0.035cm" svg:stroke-color="#158466" draw:marker-start-width="0.252cm" draw:marker-end="Extrémités_20_de_20_flèche_20_2" draw:marker-end-width="0.15cm" draw:marker-end-center="true" svg:stroke-linecap="round" draw:fill="none" draw:textarea-vertical-align="middle" fo:padding-top="0.142cm" fo:padding-bottom="0.142cm" fo:padding-left="0.267cm" fo:padding-right="0.267cm" loext:decorative="false"/>
    </style:style>
    <style:style style:name="gr26" style:family="graphic" style:parent-style-name="standard">
      <style:graphic-properties draw:stroke="dash" draw:stroke-dash="Dash_20__28_Rounded_29_" svg:stroke-width="0.035cm" svg:stroke-color="#800080" draw:marker-start-width="0.252cm" draw:marker-end-width="0.252cm" svg:stroke-linecap="round" draw:fill="none" loext:fill-use-slide-background="false" draw:textarea-horizontal-align="justify" draw:textarea-vertical-align="middle" draw:auto-grow-height="false" fo:min-height="2.01cm" fo:min-width="0.564cm" fo:padding-top="0.142cm" fo:padding-bottom="0.142cm" fo:padding-left="0.267cm" fo:padding-right="0.267cm" loext:decorative="false"/>
    </style:style>
    <style:style style:name="gr27" style:family="graphic" style:parent-style-name="standard">
      <style:graphic-properties draw:stroke="none" draw:fill-color="#800080" draw:textarea-horizontal-align="justify" draw:textarea-vertical-align="middle" draw:auto-grow-height="false" fo:min-height="0cm" fo:min-width="0cm" fo:wrap-option="wrap" loext:decorative="false"/>
    </style:style>
    <style:style style:name="gr28" style:family="graphic">
      <style:graphic-properties loext:decorative="false"/>
    </style:style>
    <style:style style:name="gr29" style:family="graphic" style:parent-style-name="standard">
      <style:graphic-properties draw:stroke="none" draw:fill-color="#800080" draw:textarea-horizontal-align="justify" draw:textarea-vertical-align="middle" draw:auto-grow-height="false" fo:min-height="0cm" fo:min-width="0cm" fo:wrap-option="wrap" draw:shadow="hidden" loext:decorative="false"/>
    </style:style>
    <style:style style:name="gr30" style:family="graphic" style:parent-style-name="standard">
      <style:graphic-properties draw:stroke="none" draw:fill-color="#158466" draw:textarea-horizontal-align="justify" draw:textarea-vertical-align="middle" draw:auto-grow-height="false" fo:min-height="0cm" fo:min-width="0cm" fo:wrap-option="wrap" draw:shadow="hidden" loext:decorative="false"/>
    </style:style>
    <style:style style:name="gr31" style:family="graphic" style:parent-style-name="objectwithoutfill">
      <style:graphic-properties svg:stroke-width="0.035cm" svg:stroke-color="#800080" draw:marker-start-width="0.252cm" draw:marker-end="Extrémités_20_de_20_flèche_20_2" draw:marker-end-width="0.15cm" draw:fill="none" draw:textarea-vertical-align="middle" fo:padding-top="0.142cm" fo:padding-bottom="0.142cm" fo:padding-left="0.267cm" fo:padding-right="0.267cm" loext:decorative="false"/>
    </style:style>
    <style:style style:name="gr32" style:family="graphic" style:parent-style-name="objectwithoutfill">
      <style:graphic-properties svg:stroke-width="0.035cm" svg:stroke-color="#800080" draw:marker-start-width="0.252cm" draw:marker-end="Extrémités_20_de_20_flèche_20_2" draw:marker-end-width="0.15cm" draw:marker-end-center="true" draw:fill="none" draw:textarea-vertical-align="middle" fo:padding-top="0.142cm" fo:padding-bottom="0.142cm" fo:padding-left="0.267cm" fo:padding-right="0.267cm" loext:decorative="false"/>
    </style:style>
    <style:style style:name="gr33" style:family="graphic" style:parent-style-name="standard">
      <style:graphic-properties draw:stroke="none" svg:stroke-color="#000000" draw:fill="none" draw:fill-color="#ffffff" draw:textarea-vertical-align="middle" draw:auto-grow-height="true" draw:auto-grow-width="false" fo:min-height="0.5cm" loext:decorative="false"/>
      <style:paragraph-properties style:writing-mode="lr-tb"/>
    </style:style>
    <style:style style:name="gr34" style:family="graphic" style:parent-style-name="standard">
      <style:graphic-properties draw:stroke="none" svg:stroke-color="#000000" draw:fill="solid" draw:fill-color="#7d7d7d" loext:fill-use-slide-background="false" draw:textarea-horizontal-align="justify" draw:textarea-vertical-align="middle" draw:auto-grow-height="false" fo:min-height="0.05cm" fo:min-width="0.5cm" loext:decorative="false"/>
    </style:style>
    <style:style style:name="gr35" style:family="graphic" style:parent-style-name="standard">
      <style:graphic-properties draw:stroke="none" svg:stroke-color="#000000" draw:fill="solid" draw:fill-color="#b5b5b5" loext:fill-use-slide-background="false" draw:textarea-horizontal-align="justify" draw:textarea-vertical-align="middle" draw:auto-grow-height="false" fo:min-height="0.05cm" fo:min-width="0.5cm" loext:decorative="false"/>
    </style:style>
    <style:style style:name="gr36" style:family="graphic" style:parent-style-name="standard">
      <style:graphic-properties draw:stroke="none" svg:stroke-color="#000000" draw:fill="solid" draw:fill-color="#d1d1d1" loext:fill-use-slide-background="false" draw:textarea-horizontal-align="justify" draw:textarea-vertical-align="middle" draw:auto-grow-height="false" fo:min-height="0.05cm" fo:min-width="0.5cm" loext:decorative="false"/>
    </style:style>
    <style:style style:name="gr37"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016cm" fo:min-width="3.466cm" fo:padding-top="0.142cm" fo:padding-bottom="0.142cm" fo:padding-left="0.267cm" fo:padding-right="0.267cm" loext:decorative="false"/>
    </style:style>
    <style:style style:name="gr38" style:family="graphic" style:parent-style-name="objectwithoutfill">
      <style:graphic-properties svg:stroke-width="0.035cm" svg:stroke-color="#000000" draw:marker-start-width="0.252cm" draw:marker-end="Extrémités_20_de_20_flèche_20_2" draw:marker-end-width="0.152cm" draw:marker-end-center="true" draw:fill="none" draw:textarea-vertical-align="middle" fo:padding-top="0.142cm" fo:padding-bottom="0.142cm" fo:padding-left="0.267cm" fo:padding-right="0.267cm" loext:decorative="false"/>
    </style:style>
    <style:style style:name="gr39" style:family="graphic" style:parent-style-name="standard">
      <style:graphic-properties draw:stroke="none" svg:stroke-color="#000000" draw:fill="none" draw:fill-color="#ffffff" draw:textarea-vertical-align="middle" draw:auto-grow-height="true" draw:auto-grow-width="false" fo:min-height="0.25cm" loext:decorative="false"/>
      <style:paragraph-properties style:writing-mode="lr-tb"/>
    </style:style>
    <style:style style:name="gr40" style:family="graphic" style:parent-style-name="standard">
      <style:graphic-properties svg:stroke-color="#000000" draw:fill-color="#cb1810" draw:textarea-horizontal-align="justify" draw:textarea-vertical-align="middle" draw:auto-grow-height="false" fo:min-height="0cm" fo:min-width="0cm" loext:decorative="false"/>
    </style:style>
    <style:style style:name="gr41"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P1" style:family="paragraph">
      <loext:graphic-properties draw:fill="solid" draw:fill-color="#7d7d7d" draw:opacity="50%"/>
    </style:style>
    <style:style style:name="P2" style:family="paragraph">
      <loext:graphic-properties draw:fill="solid" draw:fill-color="#d1d1d1" draw:opacity="50%"/>
    </style:style>
    <style:style style:name="P3" style:family="paragraph">
      <loext:graphic-properties draw:fill="solid" draw:fill-color="#dcdcdc" draw:opacity="50%"/>
    </style:style>
    <style:style style:name="P4" style:family="paragraph">
      <loext:graphic-properties draw:fill="solid" draw:fill-color="#e6e6e6"/>
      <style:paragraph-properties fo:text-align="center"/>
    </style:style>
    <style:style style:name="P5" style:family="paragraph">
      <loext:graphic-properties draw:fill="none"/>
    </style:style>
    <style:style style:name="P6" style:family="paragraph">
      <loext:graphic-properties draw:fill="none" draw:opacity="50%"/>
    </style:style>
    <style:style style:name="P7" style:family="paragraph">
      <loext:graphic-properties draw:fill="solid" draw:fill-color="#8f8f8f" draw:opacity="50%"/>
    </style:style>
    <style:style style:name="P8" style:family="paragraph">
      <loext:graphic-properties draw:fill="solid" draw:fill-color="#9f9f9f" draw:opacity="50%"/>
    </style:style>
    <style:style style:name="P9" style:family="paragraph">
      <loext:graphic-properties draw:fill="solid" draw:fill-color="#adadad" draw:opacity="50%"/>
    </style:style>
    <style:style style:name="P10" style:family="paragraph">
      <loext:graphic-properties draw:fill="solid" draw:fill-color="#bababa" draw:opacity="50%"/>
    </style:style>
    <style:style style:name="P11" style:family="paragraph">
      <loext:graphic-properties draw:fill="solid" draw:fill-color="#c6c6c6" draw:opacity="50%"/>
    </style:style>
    <style:style style:name="P12" style:family="paragraph">
      <loext:graphic-properties draw:fill="solid" draw:fill-color="#e6e6e6" draw:opacity="50%"/>
    </style:style>
    <style:style style:name="P13" style:family="paragraph">
      <loext:graphic-properties draw:fill="solid" draw:fill-color="#7d7d7d" draw:opacity="50%"/>
      <style:paragraph-properties fo:text-align="center"/>
    </style:style>
    <style:style style:name="P14" style:family="paragraph">
      <loext:graphic-properties draw:fill="solid" draw:fill-color="#8f8f8f" draw:opacity="50%"/>
      <style:paragraph-properties fo:text-align="center"/>
    </style:style>
    <style:style style:name="P15" style:family="paragraph">
      <loext:graphic-properties draw:fill="solid" draw:fill-color="#9f9f9f" draw:opacity="50%"/>
      <style:paragraph-properties fo:text-align="center"/>
    </style:style>
    <style:style style:name="P16" style:family="paragraph">
      <loext:graphic-properties draw:fill="solid" draw:fill-color="#adadad" draw:opacity="50%"/>
      <style:paragraph-properties fo:text-align="center"/>
    </style:style>
    <style:style style:name="P17" style:family="paragraph">
      <loext:graphic-properties draw:fill-color="#9ecae0"/>
      <style:paragraph-properties fo:text-align="center"/>
    </style:style>
    <style:style style:name="P18" style:family="paragraph">
      <loext:graphic-properties draw:fill-color="#fc9270"/>
      <style:paragraph-properties fo:text-align="center"/>
    </style:style>
    <style:style style:name="P19" style:family="paragraph">
      <loext:graphic-properties draw:fill-color="#cb1810"/>
      <style:paragraph-properties fo:text-align="center"/>
    </style:style>
    <style:style style:name="P20" style:family="paragraph">
      <loext:graphic-properties draw:fill-color="#158466"/>
      <style:paragraph-properties fo:text-align="center"/>
    </style:style>
    <style:style style:name="P21" style:family="paragraph">
      <loext:graphic-properties draw:fill="none"/>
      <style:paragraph-properties fo:text-align="center"/>
    </style:style>
    <style:style style:name="P22" style:family="paragraph">
      <loext:graphic-properties draw:fill-color="#158466" draw:opacity="40%"/>
      <style:paragraph-properties fo:text-align="center"/>
    </style:style>
    <style:style style:name="P23" style:family="paragraph">
      <loext:graphic-properties draw:fill-color="#800080"/>
      <style:paragraph-properties fo:text-align="center"/>
    </style:style>
    <style:style style:name="P24" style:family="paragraph">
      <style:paragraph-properties fo:text-align="center"/>
      <style:text-properties fo:color="#000000" loext:opacity="100%" style:font-name="Arial" fo:font-size="10pt" style:font-size-asian="10pt" style:font-size-complex="10pt"/>
    </style:style>
    <style:style style:name="P25" style:family="paragraph">
      <loext:graphic-properties draw:fill="none" draw:fill-color="#ffffff"/>
      <style:paragraph-properties fo:text-align="center"/>
      <style:text-properties fo:color="#000000" loext:opacity="100%" style:font-name="Arial" fo:font-size="10pt" style:font-size-asian="10pt" style:font-size-complex="10pt"/>
    </style:style>
    <style:style style:name="P26" style:family="paragraph">
      <loext:graphic-properties draw:fill="solid" draw:fill-color="#7d7d7d"/>
      <style:paragraph-properties fo:text-align="center"/>
    </style:style>
    <style:style style:name="P27" style:family="paragraph">
      <loext:graphic-properties draw:fill="solid" draw:fill-color="#b5b5b5"/>
      <style:paragraph-properties fo:text-align="center"/>
    </style:style>
    <style:style style:name="P28" style:family="paragraph">
      <loext:graphic-properties draw:fill="solid" draw:fill-color="#d1d1d1"/>
      <style:paragraph-properties fo:text-align="center"/>
    </style:style>
    <style:style style:name="P29" style:family="paragraph">
      <style:paragraph-properties fo:text-align="center"/>
      <style:text-properties fo:color="#000000" loext:opacity="100%" style:font-name="Arial" fo:font-size="8pt" style:font-size-asian="8pt" style:font-size-complex="8pt"/>
    </style:style>
    <style:style style:name="P30" style:family="paragraph">
      <loext:graphic-properties draw:fill="none" draw:fill-color="#ffffff"/>
      <style:paragraph-properties fo:text-align="center"/>
      <style:text-properties fo:color="#000000" loext:opacity="100%" style:font-name="Arial" fo:font-size="8pt" style:font-size-asian="8pt" style:font-size-complex="8pt"/>
    </style:style>
    <style:style style:name="P31" style:family="paragraph">
      <style:paragraph-properties fo:text-align="start"/>
      <style:text-properties fo:color="#000000" loext:opacity="100%" style:font-name="Arial" fo:font-size="8pt" style:font-size-asian="8pt" style:font-size-complex="8pt"/>
    </style:style>
    <style:style style:name="P32" style:family="paragraph">
      <loext:graphic-properties draw:fill="none" draw:fill-color="#ffffff"/>
      <style:paragraph-properties fo:text-align="start"/>
      <style:text-properties fo:color="#000000" loext:opacity="100%" style:font-name="Arial" fo:font-size="8pt" style:font-size-asian="8pt" style:font-size-complex="8pt"/>
    </style:style>
    <style:style style:name="P33" style:family="paragraph">
      <style:text-properties fo:color="#800080" loext:opacity="100%" style:font-name="Arial" fo:font-size="8pt" style:font-size-asian="8pt" style:font-size-complex="8pt"/>
    </style:style>
    <style:style style:name="P34" style:family="paragraph">
      <loext:graphic-properties draw:fill="none" draw:fill-color="#ffffff"/>
      <style:text-properties fo:color="#800080" loext:opacity="100%" style:font-name="Arial" fo:font-size="8pt" style:font-size-asian="8pt" style:font-size-complex="8pt"/>
    </style:style>
    <style:style style:name="P35" style:family="paragraph">
      <style:paragraph-properties fo:text-align="center"/>
      <style:text-properties fo:color="#666666" loext:opacity="100%" style:font-name="Arial" fo:font-size="9pt" style:font-size-asian="9pt" style:font-size-complex="9pt"/>
    </style:style>
    <style:style style:name="P36" style:family="paragraph">
      <loext:graphic-properties draw:fill="none" draw:fill-color="#ffffff"/>
      <style:paragraph-properties fo:text-align="center"/>
      <style:text-properties fo:color="#666666" loext:opacity="100%" style:font-name="Arial" fo:font-size="9pt" style:font-size-asian="9pt" style:font-size-complex="9pt"/>
    </style:style>
    <style:style style:name="T1" style:family="text">
      <style:text-properties fo:color="#000000" loext:opacity="100%" style:font-name="Arial" fo:font-size="10pt" style:font-size-asian="10pt" style:font-size-complex="10pt"/>
    </style:style>
    <style:style style:name="T2" style:family="text">
      <style:text-properties fo:color="#000000" loext:opacity="100%" style:font-name="Arial" fo:font-size="8pt" style:font-size-asian="8pt" style:font-size-complex="8pt"/>
    </style:style>
    <style:style style:name="T3" style:family="text">
      <style:text-properties fo:color="#800080" loext:opacity="100%" style:font-name="Arial" fo:font-size="8pt" style:font-size-asian="8pt" style:font-size-complex="8pt"/>
    </style:style>
    <style:style style:name="T4" style:family="text">
      <style:text-properties fo:color="#666666" loext:opacity="100%" style:font-name="Arial" fo:font-size="9pt" style:font-size-asian="9pt" style:font-size-complex="9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3.664cm" svg:height="4.999cm" svg:x="12.601cm" svg:y="1cm" svg:viewBox="0 0 3665 5000" draw:points="2727,0 2677,0 2626,0 2586,0 2592,50 2598,102 2601,153 2604,203 2604,253 2604,303 2604,353 2601,405 2596,456 2591,506 2585,556 2577,606 2575,614 2567,656 2556,707 2544,759 2529,809 2525,820 2512,859 2494,909 2474,958 2472,959 2450,1010 2424,1060 2424,1062 2396,1110 2373,1147 2364,1162 2330,1212 2323,1222 2291,1263 2272,1286 2250,1313 2221,1344 2203,1363 2171,1398 2155,1413 2121,1448 2104,1463 2070,1496 2051,1515 2020,1544 1999,1566 1969,1595 1949,1616 1918,1647 1901,1666 1868,1705 1857,1716 1817,1766 1779,1819 1768,1834 1744,1869 1716,1909 1711,1919 1680,1971 1667,1994 1649,2021 1620,2071 1615,2081 1592,2124 1566,2170 1563,2174 1534,2224 1515,2257 1504,2274 1474,2324 1465,2340 1440,2375 1414,2413 1404,2425 1363,2473 1360,2477 1313,2515 1291,2527 1262,2541 1212,2544 1162,2531 1155,2527 1111,2504 1072,2477 1060,2469 1010,2427 1009,2425 959,2382 953,2375 909,2334 901,2324 858,2282 849,2274 808,2232 801,2224 757,2178 753,2174 706,2124 661,2071 656,2068 615,2021 607,2012 572,1971 556,1952 529,1919 504,1890 488,1869 455,1824 450,1819 412,1766 404,1755 377,1716 354,1680 345,1666 314,1616 303,1597 285,1566 259,1515 253,1502 234,1463 212,1413 202,1392 190,1363 171,1313 154,1263 151,1257 137,1212 121,1162 108,1110 101,1083 95,1060 85,1010 75,959 66,909 57,859 51,813 50,809 44,759 38,707 34,656 31,606 28,556 25,506 25,456 25,405 25,353 26,303 28,253 32,203 35,153 41,102 45,50 51,17 53,0 51,0 0,0 0,50 0,102 0,153 0,203 0,253 0,303 0,353 0,405 0,456 0,506 0,556 0,606 0,656 0,707 0,759 0,809 0,859 0,909 0,959 0,1010 0,1060 0,1110 0,1162 0,1212 0,1263 0,1313 0,1363 0,1413 0,1463 0,1515 0,1544 7,1566 25,1616 44,1666 51,1681 66,1716 86,1766 101,1797 110,1819 135,1869 151,1902 161,1919 187,1971 202,1996 216,2021 246,2071 253,2083 276,2124 303,2164 308,2174 341,2224 354,2243 373,2274 404,2322 405,2324 436,2375 455,2405 466,2425 494,2477 504,2494 520,2527 544,2577 556,2604 564,2627 580,2678 592,2728 598,2778 599,2830 594,2880 583,2931 567,2981 556,3008 545,3031 518,3081 504,3102 487,3131 455,3178 450,3181 412,3234 404,3243 373,3284 354,3307 332,3334 303,3369 289,3384 253,3431 249,3434 209,3485 202,3496 173,3537 151,3564 136,3587 102,3637 101,3639 70,3687 51,3722 41,3737 13,3788 0,3815 0,3840 0,3890 0,3940 0,3990 0,4041 0,4091 0,4141 0,4193 0,4243 0,4293 0,4344 0,4394 0,4444 0,4496 0,4546 0,4579 6,4546 16,4496 28,4444 41,4394 51,4363 57,4344 72,4293 91,4243 101,4216 110,4193 132,4141 151,4098 155,4091 181,4041 202,4002 209,3990 238,3940 253,3919 272,3890 303,3846 307,3840 345,3788 354,3778 386,3737 404,3716 430,3687 455,3660 477,3637 504,3606 525,3587 556,3556 576,3537 607,3508 629,3485 656,3459 684,3434 706,3413 740,3384 757,3369 798,3334 808,3326 857,3284 858,3282 909,3239 917,3234 959,3197 978,3181 1010,3156 1042,3131 1060,3118 1111,3083 1113,3081 1162,3052 1212,3031 1216,3031 1262,3023 1313,3029 1317,3031 1363,3048 1414,3077 1420,3081 1465,3112 1488,3131 1515,3153 1551,3181 1566,3193 1613,3234 1615,3236 1667,3276 1677,3284 1716,3315 1744,3334 1768,3349 1817,3382 1822,3384 1868,3409 1918,3432 1925,3434 1969,3450 2020,3461 2070,3467 2121,3469 2171,3463 2221,3456 2272,3446 2313,3434 2323,3432 2373,3419 2424,3405 2474,3392 2516,3384 2525,3382 2575,3375 2626,3369 2677,3369 2727,3371 2776,3378 2803,3384 2827,3390 2879,3409 2928,3434 2931,3434 2980,3467 3003,3485 3029,3508 3058,3537 3080,3558 3104,3587 3130,3620 3142,3637 3175,3687 3181,3695 3206,3737 3231,3784 3234,3788 3259,3840 3281,3890 3282,3890 3303,3940 3323,3990 3332,4019 3341,4041 3357,4091 3373,4141 3383,4180 3387,4193 3401,4243 3412,4293 3424,4344 3433,4394 3444,4444 3453,4496 3461,4546 3466,4597 3472,4647 3477,4697 3481,4747 3484,4797 3485,4826 3487,4847 3488,4900 3490,4950 3488,5000 3537,5000 3586,5000 3637,5000 3665,5000 3665,4950 3665,4900 3664,4847 3662,4797 3659,4747 3656,4697 3652,4647 3648,4597 3643,4546 3637,4498 3636,4496 3632,4444 3624,4394 3617,4344 3608,4293 3599,4243 3589,4193 3586,4178 3579,4141 3569,4091 3557,4041 3545,3990 3537,3958 3532,3940 3519,3890 3504,3840 3490,3788 3485,3776 3474,3737 3458,3687 3440,3637 3433,3622 3421,3587 3402,3537 3383,3486 3383,3485 3363,3434 3342,3384 3332,3363 3320,3334 3295,3284 3282,3255 3270,3234 3244,3181 3231,3160 3213,3131 3181,3083 3181,3081 3140,3031 3130,3019 3088,2981 3080,2973 3029,2944 2991,2931 2980,2927 2928,2919 2879,2919 2827,2925 2798,2931 2776,2934 2727,2944 2677,2956 2626,2969 2588,2981 2575,2983 2525,2996 2474,3012 2424,3025 2399,3031 2373,3037 2323,3048 2272,3054 2221,3058 2171,3056 2121,3048 2070,3031 2020,3002 1991,2981 1969,2959 1943,2931 1918,2896 1909,2880 1886,2830 1868,2778 1858,2728 1852,2678 1849,2627 1852,2577 1858,2527 1867,2477 1868,2467 1879,2425 1893,2375 1911,2324 1918,2307 1933,2274 1958,2224 1969,2201 1985,2174 2016,2124 2020,2118 2053,2071 2070,2050 2094,2021 2121,1990 2137,1971 2171,1936 2186,1919 2221,1884 2238,1869 2272,1836 2291,1819 2323,1788 2345,1766 2373,1741 2398,1716 2424,1693 2450,1666 2474,1643 2501,1616 2525,1591 2550,1566 2575,1537 2595,1515 2626,1479 2639,1463 2677,1417 2678,1413 2715,1363 2727,1346 2747,1313 2775,1263 2776,1259 2800,1212 2820,1162 2827,1141 2838,1110 2854,1060 2865,1010 2874,959 2879,940 2883,909 2890,859 2896,809 2901,759 2902,707 2905,656 2906,606 2906,556 2905,506 2904,456 2901,405 2899,353 2895,303 2890,253 2886,203 2880,153 2879,135 2874,102 2868,50 2861,0 2827,0 2776,0">
          <text:p/>
        </draw:polygon>
        <draw:polygon draw:style-name="gr1" draw:text-style-name="P1" draw:layer="layout" svg:width="3.664cm" svg:height="4.999cm" svg:x="6.601cm" svg:y="1cm" svg:viewBox="0 0 3665 5000" draw:points="2727,0 2677,0 2626,0 2586,0 2592,50 2598,102 2601,153 2604,203 2604,253 2604,303 2604,353 2601,405 2596,456 2591,506 2585,556 2577,606 2575,614 2567,656 2556,707 2544,759 2529,809 2525,820 2512,859 2494,909 2474,958 2472,959 2450,1010 2424,1060 2424,1062 2396,1110 2373,1147 2364,1162 2330,1212 2323,1222 2291,1263 2272,1286 2250,1313 2221,1344 2203,1363 2171,1398 2155,1413 2121,1448 2104,1463 2070,1496 2051,1515 2020,1544 1999,1566 1969,1595 1949,1616 1918,1647 1901,1666 1868,1705 1857,1716 1817,1766 1779,1819 1768,1834 1744,1869 1716,1909 1711,1919 1680,1971 1667,1994 1649,2021 1620,2071 1615,2081 1592,2124 1566,2170 1563,2174 1534,2224 1515,2257 1504,2274 1474,2324 1465,2340 1440,2375 1414,2413 1404,2425 1363,2473 1360,2477 1313,2515 1291,2527 1262,2541 1212,2544 1162,2531 1155,2527 1111,2504 1072,2477 1060,2469 1010,2427 1009,2425 959,2382 953,2375 909,2334 901,2324 858,2282 849,2274 808,2232 801,2224 757,2178 753,2174 706,2124 661,2071 656,2068 615,2021 607,2012 572,1971 556,1952 529,1919 504,1890 488,1869 455,1824 450,1819 412,1766 404,1755 377,1716 354,1680 345,1666 314,1616 303,1597 285,1566 259,1515 253,1502 234,1463 212,1413 202,1392 190,1363 171,1313 154,1263 151,1257 137,1212 121,1162 108,1110 101,1083 95,1060 85,1010 75,959 66,909 57,859 51,813 50,809 44,759 38,707 34,656 31,606 28,556 25,506 25,456 25,405 25,353 26,303 28,253 32,203 35,153 41,102 45,50 51,17 53,0 51,0 0,0 0,50 0,102 0,153 0,203 0,253 0,303 0,353 0,405 0,456 0,506 0,556 0,606 0,656 0,707 0,759 0,809 0,859 0,909 0,959 0,1010 0,1060 0,1110 0,1162 0,1212 0,1263 0,1313 0,1363 0,1413 0,1463 0,1515 0,1544 7,1566 25,1616 44,1666 51,1681 66,1716 86,1766 101,1797 110,1819 135,1869 151,1902 161,1919 187,1971 202,1996 216,2021 246,2071 253,2083 276,2124 303,2164 308,2174 341,2224 354,2243 373,2274 404,2322 405,2324 436,2375 455,2405 466,2425 494,2477 504,2494 520,2527 544,2577 556,2604 564,2627 580,2678 592,2728 598,2778 599,2830 594,2880 583,2931 567,2981 556,3008 545,3031 518,3081 504,3102 487,3131 455,3178 450,3181 412,3234 404,3243 373,3284 354,3307 332,3334 303,3369 289,3384 253,3431 249,3434 209,3485 202,3496 173,3537 151,3564 136,3587 102,3637 101,3639 70,3687 51,3722 41,3737 13,3788 0,3815 0,3840 0,3890 0,3940 0,3990 0,4041 0,4091 0,4141 0,4193 0,4243 0,4293 0,4344 0,4394 0,4444 0,4496 0,4546 0,4579 6,4546 16,4496 28,4444 41,4394 51,4363 57,4344 72,4293 91,4243 101,4216 110,4193 132,4141 151,4098 155,4091 181,4041 202,4002 209,3990 238,3940 253,3919 272,3890 303,3846 307,3840 345,3788 354,3778 386,3737 404,3716 430,3687 455,3660 477,3637 504,3606 525,3587 556,3556 576,3537 607,3508 629,3485 656,3459 684,3434 706,3413 740,3384 757,3369 798,3334 808,3326 857,3284 858,3282 909,3239 917,3234 959,3197 978,3181 1010,3156 1042,3131 1060,3118 1111,3083 1113,3081 1162,3052 1212,3031 1216,3031 1262,3023 1313,3029 1317,3031 1363,3048 1414,3077 1420,3081 1465,3112 1488,3131 1515,3153 1551,3181 1566,3193 1613,3234 1615,3236 1667,3276 1677,3284 1716,3315 1744,3334 1768,3349 1817,3382 1822,3384 1868,3409 1918,3432 1925,3434 1969,3450 2020,3461 2070,3467 2121,3469 2171,3463 2221,3456 2272,3446 2313,3434 2323,3432 2373,3419 2424,3405 2474,3392 2516,3384 2525,3382 2575,3375 2626,3369 2677,3369 2727,3371 2776,3378 2803,3384 2827,3390 2879,3409 2928,3434 2931,3434 2980,3467 3003,3485 3029,3508 3058,3537 3080,3558 3104,3587 3130,3620 3142,3637 3175,3687 3181,3695 3206,3737 3231,3784 3234,3788 3259,3840 3281,3890 3282,3890 3303,3940 3323,3990 3332,4019 3341,4041 3357,4091 3373,4141 3383,4180 3387,4193 3401,4243 3412,4293 3424,4344 3433,4394 3444,4444 3453,4496 3461,4546 3466,4597 3472,4647 3477,4697 3481,4747 3484,4797 3485,4826 3487,4847 3488,4900 3490,4950 3488,5000 3537,5000 3586,5000 3637,5000 3665,5000 3665,4950 3665,4900 3664,4847 3662,4797 3659,4747 3656,4697 3652,4647 3648,4597 3643,4546 3637,4498 3636,4496 3632,4444 3624,4394 3617,4344 3608,4293 3599,4243 3589,4193 3586,4178 3579,4141 3569,4091 3557,4041 3545,3990 3537,3958 3532,3940 3519,3890 3504,3840 3490,3788 3485,3776 3474,3737 3458,3687 3440,3637 3433,3622 3421,3587 3402,3537 3383,3486 3383,3485 3363,3434 3342,3384 3332,3363 3320,3334 3295,3284 3282,3255 3270,3234 3244,3181 3231,3160 3213,3131 3181,3083 3181,3081 3140,3031 3130,3019 3088,2981 3080,2973 3029,2944 2991,2931 2980,2927 2928,2919 2879,2919 2827,2925 2798,2931 2776,2934 2727,2944 2677,2956 2626,2969 2588,2981 2575,2983 2525,2996 2474,3012 2424,3025 2399,3031 2373,3037 2323,3048 2272,3054 2221,3058 2171,3056 2121,3048 2070,3031 2020,3002 1991,2981 1969,2959 1943,2931 1918,2896 1909,2880 1886,2830 1868,2778 1858,2728 1852,2678 1849,2627 1852,2577 1858,2527 1867,2477 1868,2467 1879,2425 1893,2375 1911,2324 1918,2307 1933,2274 1958,2224 1969,2201 1985,2174 2016,2124 2020,2118 2053,2071 2070,2050 2094,2021 2121,1990 2137,1971 2171,1936 2186,1919 2221,1884 2238,1869 2272,1836 2291,1819 2323,1788 2345,1766 2373,1741 2398,1716 2424,1693 2450,1666 2474,1643 2501,1616 2525,1591 2550,1566 2575,1537 2595,1515 2626,1479 2639,1463 2677,1417 2678,1413 2715,1363 2727,1346 2747,1313 2775,1263 2776,1259 2800,1212 2820,1162 2827,1141 2838,1110 2854,1060 2865,1010 2874,959 2879,940 2883,909 2890,859 2896,809 2901,759 2902,707 2905,656 2906,606 2906,556 2905,506 2904,456 2901,405 2899,353 2895,303 2890,253 2886,203 2880,153 2879,135 2874,102 2868,50 2861,0 2827,0 2776,0">
          <text:p/>
        </draw:polygon>
        <draw:polygon draw:style-name="gr2" draw:text-style-name="P2" draw:layer="layout" svg:width="2.278cm" svg:height="0.821cm" svg:x="7.253cm" svg:y="5.178cm" svg:viewBox="0 0 2279 822" draw:points="763,60 712,35 662,15 648,14 611,4 561,0 512,2 461,12 459,14 409,29 360,56 348,64 308,91 281,114 259,133 230,164 208,189 186,214 156,257 151,264 121,317 105,346 95,367 73,417 54,465 54,467 38,517 26,568 16,620 7,670 4,707 3,722 0,772 0,822 4,822 54,822 105,822 121,822 121,772 124,722 130,670 139,620 152,568 156,554 168,517 187,467 208,427 213,417 243,367 259,344 279,317 308,282 327,264 360,237 393,214 409,205 461,181 512,170 561,168 611,174 662,189 712,214 715,214 763,247 785,264 814,290 839,317 864,344 885,367 915,407 921,417 953,467 965,490 980,517 1003,568 1016,606 1020,620 1035,670 1044,722 1048,772 1048,822 1066,822 1117,822 1167,822 1218,822 1268,822 1319,822 1370,822 1420,822 1471,822 1520,822 1570,822 1621,822 1673,822 1718,822 1718,772 1722,730 1724,722 1737,670 1759,620 1773,591 1788,568 1823,525 1832,517 1874,486 1924,469 1975,473 2026,500 2042,517 2076,560 2080,568 2102,620 2118,670 2126,707 2129,722 2133,772 2133,822 2177,822 2228,822 2278,822 2279,822 2279,772 2278,745 2276,722 2272,670 2263,620 2253,568 2240,517 2228,481 2222,467 2200,417 2177,375 2173,367 2135,317 2126,305 2083,264 2076,259 2026,232 1975,216 1924,216 1874,226 1823,245 1789,264 1773,274 1722,313 1719,317 1673,357 1664,367 1621,409 1614,417 1570,465 1569,467 1525,517 1520,523 1477,568 1471,577 1420,620 1417,620 1370,635 1335,620 1319,614 1269,568 1268,568 1224,517 1218,512 1183,467 1167,450 1142,417 1117,388 1099,367 1066,328 1056,317 1016,272 1009,264 965,220 961,214 915,172 906,164 864,129 844,114 814,93 769,64">
          <text:p/>
        </draw:polygon>
        <draw:path draw:style-name="gr3" draw:text-style-name="P3" draw:layer="layout" svg:width="2.011cm" svg:height="0.653cm" svg:x="7.373cm" svg:y="5.346cm" svg:viewBox="0 0 2012 654" svg:d="M589 46l-50-25-51-15-49-6-50 2-51 12-51 23-17 9-33 23-32 28-19 17-30 35-20 27-16 23-29 50-6 10-19 40-19 50-12 37-4 14-13 50-9 50-6 52-3 50v52h35 50 50v-52l1-5 3-45 9-52 13-50 19-50 6-16 19-35 32-48v-2l50-50 51-33 51-17h20l30-2 8 2 41 8 51 23 27 19 23 19 29 31 22 27 16 23 30 51 6 11 14 39 16 50 9 52 6 50-2 52h6 51 50 51 34v-52l-4-50-9-52-15-50-6-14-13-36-23-51-15-27-12-23-32-50-6-10-30-40-21-23-25-27-24-27-30-25-22-18-48-33zM1905 332l-51-27-51-4-50 18-42 30-9 8-35 43-15 23-15 27-22 50-13 52-1 8-5 42v52h5 51 50 51 50 51 51 50 49 8v-52l-5-50-3-15-7-37-16-50-22-50-4-8-34-43z">
          <text:p/>
        </draw:path>
        <draw:custom-shape draw:style-name="gr4" draw:text-style-name="P4" draw:layer="layout" svg:width="1cm" svg:height="0.3cm" svg:x="5.4cm" svg:y="7.05cm">
          <text:p/>
          <draw:enhanced-geometry svg:viewBox="0 0 21600 21600" draw:type="rectangle" draw:enhanced-path="M 0 0 L 21600 0 21600 21600 0 21600 0 0 Z N"/>
        </draw:custom-shape>
        <draw:line draw:style-name="gr5" draw:text-style-name="P5" draw:layer="layout" svg:x1="6.6cm" svg:y1="5.998cm" svg:x2="11.599cm" svg:y2="5.998cm">
          <text:p/>
        </draw:line>
        <draw:line draw:style-name="gr5" draw:text-style-name="P5" draw:layer="layout" svg:x1="6.6cm" svg:y1="1cm" svg:x2="11.599cm" svg:y2="1cm">
          <text:p/>
        </draw:line>
        <draw:line draw:style-name="gr6" draw:text-style-name="P6" draw:layer="layout" svg:x1="6.6cm" svg:y1="5.998cm" svg:x2="6.6cm" svg:y2="1cm">
          <text:p/>
        </draw:line>
        <draw:line draw:style-name="gr5" draw:text-style-name="P5" draw:layer="layout" svg:x1="11.599cm" svg:y1="5.998cm" svg:x2="11.599cm" svg:y2="1cm">
          <text:p/>
        </draw:line>
        <draw:path draw:style-name="gr7" draw:text-style-name="P7" draw:layer="layout" svg:width="3.489cm" svg:height="4.999cm" svg:x="6.6cm" svg:y="1cm" svg:viewBox="0 0 3490 5000" svg:d="M2586 0h-11-50-51-50-51-13l8 50 5 35 3 17 4 51 3 50v50l-1 50-3 50-5 52-1 10-5 41-8 50-11 50-13 50-13 48-1 2-18 51-19 52-13 27-10 23-27 50-14 25-15 25-32 50-3 4-35 47-15 19-26 31-25 29-20 21-30 33-19 19-32 31-19 19-32 31-19 20-31 30-20 20-31 31-17 19-32 35-15 15-37 41-7 9-42 52-41 51-11 13-27 37-22 29-18 21-33 42-6 8-41 50-3 6-41 47-10 11-38 39-13 11-49 39h-1l-51 31-50 17-31 4-19 2-35-2-16-2-51-11-50-22-30-17-21-12-50-32-8-6-43-31-23-19-27-24-32-29-19-15-35-35-16-13-35-37-15-15-33-35-16-19-28-31-23-27-19-24-33-40-7-12-36-50-6-10-27-40-24-39-6-11-28-50-16-33-9-18-22-50-20-48-2-4-17-50-18-50-13-49-2-2-13-50-11-50-11-50-8-50-6-37-2-15-7-51-4-50-5-50-3-50-1-50v-51-52l1-50 3-50 5-50 4-50 7-51 2-13 6-39 10-50h-16-51-50-48l-2 17-6 33-4 52-6 51-3 50-4 50-2 50-1 50v52 51 50l3 50 3 50 3 50 4 51 6 52 6 50 1 4 6 46 9 50 9 50 10 51 10 50 6 23 7 27 13 52 16 50 14 45 3 6 17 50 19 50 12 29 10 21 22 50 19 39 6 13 26 51 18 31 11 19 31 50 9 14 23 36 27 39 8 11 38 53 5 5 33 45 16 21 25 29 27 33 16 19 35 41 8 9 41 47 5 3 45 53 47 50 4 4 44 46 7 8 41 42 9 8 43 42 8 10 44 41 6 7 50 43 1 2 50 42 12 8 39 27 44 23 7 4 50 13 50-3 29-14 22-12 47-38 3-4 41-48 10-12 26-38 25-35 9-16 30-50 11-17 19-33 29-50 3-4 26-46 23-43 5-10 29-50 18-27 13-23 31-52 5-10 28-40 24-35 11-15 38-53 40-50 11-11 33-39 17-19 31-31 20-21 30-29 21-22 31-29 19-19 34-33 17-15 34-35 16-15 32-35 18-19 29-31 22-27 19-23 32-41 7-10 34-50 9-15 23-37 28-48v-2l26-50 22-51 2-1 20-49 18-50 13-39 4-11 15-50 12-52 11-51 8-42 2-8 8-50 6-50 5-50 5-51 3-52v-50-50-50l-3-50-3-51-6-52zM1262 3023l-46 8h-4l-50 21-49 29-2 2-51 35-18 13-32 25-32 25-19 16-42 37-8 5-51 43-1 2-49 42-10 8-41 35-17 15-34 29-22 21-28 25-27 26-22 23-31 29-20 19-31 31-21 19-27 31-22 23-25 27-26 29-18 21-32 41-9 10-38 52-4 6-31 44-19 29-15 21-29 50-7 12-21 39-26 50-4 7-19 43-22 52-9 23-10 27-19 50-15 51-6 19-10 31-13 50-12 52-10 50-6 33v18 50 50 50 50 50 53 50 50h51 50 29v-50l2-50 3-53 4-50 6-50 6-48 1-2 7-50 11-50 13-51 13-50 6-21 9-31 17-50 19-50 6-14 15-37 23-50 12-25 13-25 28-52 10-16 20-34 30-45 2-5 37-51 12-15 27-35 22-29 19-21 33-37 13-13 38-41 10-11 39-37 14-14 36-32 21-18 30-25 32-25 19-15 50-35 51-33 30-17 20-12 51-27 32-13 18-8 51-18 51-11 50-6 50-2 51 6 50 10 51 15 36 14 15 5 50 24 41 23 10 4 49 27 31 19 21 11 49 29 18 10 34 17 49 26 18 7 33 16 50 17 51 14 32 3 19 4h50l51-2 6-2 44-7 50-12 51-15 51-16 50-15 51-16 50-13 29-6 22-4 50-8 51-1 51 1 50 8 11 4 38 10 53 21 36 19 15 8 50 35 9 7 42 37 13 14 37 40 8 12 38 50 5 6 29 44 21 35 8 15 27 51 16 32 7 18 22 50 19 52 1 4 17 46 16 50 14 51 5 15 8 35 12 50 12 52 9 50 7 51 1 9 6 41 6 50 6 50 4 50 3 50 2 53 1 50-1 50h25 49 51 3l2-50-2-50-1-53-2-21-1-29-3-50-4-50-5-50-6-50-5-51-8-50-9-52-10-50-9-50-11-51-12-50-13-50-4-13-11-39-16-50-16-50-9-22-8-29-21-50-20-50h-2l-22-50-25-52-3-4-24-47-25-42-6-8-34-50-11-17-27-33-23-29-22-21-29-29-27-23-23-18-48-33h-3l-50-25-51-19-26-6-27-6-49-7-50-2h-51l-51 6-50 7-9 2-42 8-50 13-51 14-50 13-10 2-41 12-51 10-50 7-50 6-51-2-50-6-51-11-44-16-7-2-50-23-46-25-5-2-49-33-24-15-28-19-39-31-10-8-52-40-2-2-47-41-15-12-36-28-27-22-23-19-45-31-6-4-51-29-46-17-4-2z">
          <text:p/>
        </draw:path>
        <draw:path draw:style-name="gr8" draw:text-style-name="P8" draw:layer="layout" svg:width="3.23cm" svg:height="4.999cm" svg:x="6.73cm" svg:y="1cm" svg:viewBox="0 0 3231 5000" svg:d="M2231 0h-37-51-51-50-49-27l16 50 11 39 1 13 9 51 6 50 1 50-1 50-5 50-5 52-6 31-5 20-13 50-17 50-16 42-3 8-25 50-22 43-6 8-32 52-13 17-24 33-28 35-13 15-38 44-6 6-45 50-47 51-3 4-43 46-8 8-38 42-11 14-36 38-16 18-27 32-22 24-24 27-27 30-20 20-30 34-16 16-35 39-15 11-37 35-20 15-29 25-44 27-7 4-50 22-50 11-51 2-51-8-50-15-34-16-17-7-50-31-19-14-32-21-35-29-15-11-43-39-8-6-45-44-6-4-42-46-8-8-36-43-13-17-27-33-25-35-10-17-32-50-9-12-19-38-26-51-4-11-17-39-19-50-16-46-1-4-13-50-12-52-10-51-9-50-4-40-2-10-4-50-3-50v-51-52l4-50 3-50 2-6 6-44 8-50 12-51 13-52 10-35 6-15h-6-49-51-50-35l-11 50-5 39-2 13-7 51-5 50-4 50-3 50-1 50v52 51l1 50 3 50 4 50 5 50 7 51 2 15 5 37 9 50 10 50 12 50 13 50 2 2 13 49 18 50 17 50 2 4 20 48 22 50 9 18 16 33 28 50 5 11 25 39 27 40 5 10 37 50 7 12 32 40 19 24 24 27 28 31 16 19 33 35 15 15 35 37 16 13 35 35 19 15 32 29 27 24 23 19 42 31 9 6 50 32 20 12 31 17 50 22 51 11 16 2 35 2 19-2 31-4 50-17 51-31h1l48-39 14-11 38-39 10-11 41-47 3-6 41-50 6-8 33-42 18-21 22-29 27-37 11-13 41-51 42-52 7-9 37-41 14-15 33-35 17-19 31-31 20-20 31-30 20-20 33-31 19-19 32-31 19-19 29-33 21-21 24-29 27-31 14-19 35-47 3-4 32-50 15-25 15-25 26-50 10-23 13-27 19-52 18-51 1-2 14-48 13-50 10-50 9-50 4-41 2-10 4-52 3-50 1-50v-50l-3-50-4-51-3-17-4-35zM1284 3471l-52-15-49-10-51-6-50 2-50 6-51 11-51 18-18 8-32 13-51 27-21 12-29 17-51 33-50 35-19 15-32 25-31 25-20 18-37 32-13 14-39 37-10 11-38 41-14 13-32 37-19 21-22 29-27 35-12 15-37 51-3 5-29 45-20 34-11 16-27 52-13 25-12 25-24 50-14 37-6 14-19 50-18 50-8 31-6 21-13 50-14 51-10 50-7 50-2 2-5 48-6 50-5 50-3 53-1 50v50h20 52 51 22v-50l1-50 5-53 4-50 7-50 9-50 2-8 8-42 13-50 14-51 16-48v-2l19-52 20-50 10-25 12-25 25-51 15-25 13-25 30-50 6-10 28-42 23-33 12-17 40-49 1-1 44-51 4-5 43-45 7-8 47-42 4-6 51-42 5-2 45-35 23-17 28-18 50-29 9-4 42-19 50-21 38-10 13-4 51-9 50-4h50l51 8 48 9h1l52 16 51 21 30 13 20 10 51 27 26 14 23 13 52 29 13 10 36 19 51 29 2 2 48 23 51 23 11 4 40 14 52 11 51 8 50-2 51-6 49-11 46-14 4-2 51-19 51-19 27-10 23-10 51-17 50-16 42-7 9-4 50-6h51l51 4 18 6 32 6 50 19 48 25 3 2 51 35 15 13 35 31 17 19 34 39 9 12 36 50 5 7 26 43 25 46 3 6 23 50 22 50 1 6 18 45 16 50 16 50 2 8 10 44 13 50 10 51 9 50 7 50v10l6 40 5 50 2 50 3 53 2 50v50h34 49 27l1-50-1-50-2-53-3-50-4-50-6-50-6-50-6-41-1-9-8-51-8-50-12-52-12-50-8-35-5-15-14-51-17-50-16-46-1-4-19-52-22-50-7-18-16-32-27-51-9-15-20-35-29-44-5-6-38-50-8-12-37-40-13-14-43-37-8-7-50-35-15-8-36-19-51-21-38-10-12-4-50-8-51-1-51 1-50 8-22 4-29 6-50 13-51 16-50 15-51 16-51 15-50 12-43 7-6 2-51 2h-50l-19-4-32-3-52-14-51-17-33-16-18-7-50-26-33-17-18-10-49-29-21-11-31-19-49-27-11-4-40-23-50-24-15-5z">
          <text:p/>
        </draw:path>
        <draw:path draw:style-name="gr9" draw:text-style-name="P9" draw:layer="layout" svg:width="2.974cm" svg:height="4.999cm" svg:x="6.875cm" svg:y="1cm" svg:viewBox="0 0 2975 5000" svg:d="M1747 0h-51-51-50-51-50-51-9l9 14 23 36 25 52 3 8 15 43 10 50 6 50 1 50-6 50-8 52-15 51-3 9-16 41-22 50-13 21-15 29-32 50-3 6-32 45-19 27-19 25-31 38-10 12-41 46-1 4-47 50-1 2-52 48-51 45-7 6-43 31-35 19-16 9-49 20-50 9h-51l-51-11-52-21-10-6-41-23-35-27-14-12-46-39-6-3-44-47-5-7-38-43-14-17-23-33-28-43-4-7-25-52-20-45-3-6-15-50-12-50-8-50-3-50 3-51 7-52 12-50 19-46 1-4 32-50 16-22 31-28 20-18 47-33 5-4 49-29 30-19 22-11 49-29 15-10h-15-49-52-49-52-51-49-50-51-51-50-45l-6 15-11 35-13 52-11 51-9 50-6 44-2 6-2 50-5 50v52 51l3 50 4 50 2 10 4 40 9 50 10 51 12 52 13 50 2 4 16 46 19 50 16 39 4 11 27 51 19 38 8 12 32 50 11 17 25 35 26 33 13 17 37 43 7 8 42 46 6 4 45 44 8 6 44 39 14 11 35 29 32 21 20 14 49 31 18 7 33 16 52 15 51 8 51-2 50-11 49-22 8-4 43-27 30-25 20-15 37-35 14-11 35-39 17-16 30-34 19-20 28-30 23-27 22-24 28-32 16-18 35-38 12-14 38-42 7-8 44-46 3-4 47-51 45-50 6-6 38-44 12-15 28-35 23-33 13-17 32-52 6-8 22-43 25-50 3-8 16-42 17-50 14-50 4-20 6-31 6-52 4-50 1-50-1-50-6-50-9-51-1-13-10-39-16-50h-25zM1039 3678l-51-8h-49l-50 4-51 9-13 4-38 10-52 21-42 19-9 4-49 29-28 18-24 17-45 35-4 2-52 42-4 6-47 42-7 8-42 45-5 5-44 51-1 1-40 49-11 17-24 33-27 42-6 10-31 50-13 25-15 25-25 51-11 25-11 25-20 50-19 52v2l-16 48-13 51-13 50-9 42-2 8-8 50-8 50-4 50-5 53-1 50v50h28 51 50 4v-50l3-50 4-53 6-50 8-50 10-50 11-50 5-16 10-34 16-51 19-50 5-15 16-37 23-50 12-23 14-27 30-51 7-9 25-41 25-35 11-15 38-50 2-2 45-50 4-4 47-46 5-4 49-43 6-4 46-32 26-18 23-15 51-25 28-10 24-10 51-15 51-8 50-4 49 2 51 8 50 13 40 14 11 4 52 21 46 25 3 2 51 29 33 19 17 12 51 33 11 6 39 27 39 23 12 7 50 29 29 14 22 12 50 21 51 13 47 6h4 12l38-2 51-10 50-15 49-21 9-4 43-19 51-24 13-7 36-18 52-21 35-11 14-6 51-12 50-6 51-2 52 8 49 16 5 2 45 23 44 27 7 6 51 44 44 52 6 8 29 42 22 33 9 17 26 51 15 31 9 19 19 50 17 52 6 16 10 34 12 51 12 50 8 50 8 50v2l6 48 4 50 3 53 1 50v50h37 50 17v-50l-1-50-3-53-3-50-5-50-5-40v-10l-8-50-8-50-11-51-13-50-10-44-2-8-16-50-16-50-17-45-2-6-22-50-23-50-3-6-25-46-26-43-5-7-36-50-9-12-33-39-18-19-35-31-15-13-51-35-3-2-48-25-50-19-32-6-17-6-52-4h-51l-50 6-8 4-43 7-49 16-52 17-23 10-26 10-51 19-52 19-4 2-45 14-50 11-51 6-50 2-51-8-51-11-40-14-10-4-51-23-48-23-2-2-51-29-37-19-13-10-51-29-23-13-27-14-51-27-19-10-30-13-52-21-51-16h-1z">
          <text:p/>
        </draw:path>
        <draw:path draw:style-name="gr10" draw:text-style-name="P10" draw:layer="layout" svg:width="2.737cm" svg:height="4.999cm" svg:x="7.008cm" svg:y="1cm" svg:viewBox="0 0 2738 5000" svg:d="M1300 0h-41-51-50-51-50-51-51-50-51-50-50-51-51-50-36l-15 10-50 29-21 11-30 19-49 29-5 4-47 33-20 18-31 28-16 22-32 50-1 4-19 46-12 50-7 52-3 51 3 50 8 50 12 50 15 50 3 6 20 45 25 52 4 7 28 43 23 33 14 17 38 43 5 7 44 47 6 3 45 39 15 12 35 27 41 23 10 6 50 21 51 11h51l50-9 50-20 16-9 35-19 42-31 8-6 51-45 51-48 1-2 47-50 2-4 41-46 10-12 31-38 19-25 19-27 32-45 3-6 32-50 14-29 14-21 22-50 16-41 3-9 14-51 9-52 6-50-2-50-5-50-11-50-14-43-3-8-25-52-24-36zM955 3876l-50-13-51-8-50-2-50 4-51 8-51 15-23 10-27 10-51 25-23 15-27 18-45 32-6 4-49 43-5 4-47 46-4 4-45 50-2 2-38 50-11 15-25 35-25 41-7 9-30 51-14 27-12 23-23 50-17 37-4 15-19 50-16 51-10 34-5 16-11 50-11 50-7 50-6 50-4 53-3 50v50h47 49 28v-50l3-50 5-53 7-50 9-50 10-50 15-50 16-50 10-28 7-23 22-50 21-44 4-8 28-50 17-31 13-19 35-51 3-3 38-47 14-15 33-35 16-17 40-35 11-8 50-36 10-6 41-23 50-22 18-5 33-10 51-10 50-2 50 2 51 10 31 10 19 5 51 22 47 23 4 2 50 31 28 17 23 15 48 37 2 2 51 39 11 9 38 31 27 19 25 20 42 31 7 5 52 33 23 12 26 13 51 20 52 5 49-3 51-14 46-21 4-2 50-29 32-19 19-12 51-33 10-6 40-23 51-27 50-21 51-15 50-8h51l51 9 50 22 22 13 27 18 38 32 14 12 32 39 19 23 17 27 31 50 3 6 20 46 21 50 10 25 7 26 15 50 12 50 10 50 6 43 1 7 6 50 3 53 2 50v50h39 50 14v-50l-1-50-3-53-4-50-6-48v-2l-8-50-8-50-12-50-12-51-10-34-6-16-17-52-19-50-9-19-15-31-26-51-9-17-22-33-29-42-7-8-44-52-51-44-8-6-44-27-45-23-4-2-50-16-51-8-51 2-50 6-51 12-15 6-35 11-51 21-37 18-13 7-51 24-42 19-9 4-50 21-50 15-51 10-38 2h-11-5l-47-6-51-13-49-21-22-12-30-14-49-29-12-7-40-23-39-27-10-6-51-33-18-12-32-19-51-29-3-2-47-25-51-21-12-4z">
          <text:p/>
        </draw:path>
        <draw:polygon draw:style-name="gr11" draw:text-style-name="P11" draw:layer="layout" svg:width="2.509cm" svg:height="0.982cm" svg:x="7.132cm" svg:y="5.017cm" svg:viewBox="0 0 2510 983" draw:points="781,12 730,2 680,0 630,2 579,12 545,21 528,27 478,48 437,71 427,77 377,114 365,122 326,156 310,174 276,208 263,224 225,270 222,274 187,324 174,344 156,375 129,425 124,432 104,477 82,527 75,550 64,577 48,627 34,678 23,728 15,778 7,830 3,882 0,932 0,983 23,983 75,983 120,983 120,932 123,882 124,867 127,830 136,778 146,728 158,678 174,627 174,625 193,577 215,527 225,506 241,477 270,425 276,417 306,375 326,349 348,324 377,293 399,274 427,251 466,224 478,216 528,189 577,174 579,172 630,162 680,160 730,164 766,174 781,176 830,195 882,220 887,224 933,253 962,274 982,290 1025,324 1034,332 1079,375 1083,380 1127,425 1135,432 1174,477 1184,488 1218,527 1235,548 1260,577 1285,610 1301,627 1336,672 1342,678 1387,728 1389,728 1439,772 1455,778 1490,793 1537,778 1539,778 1591,737 1596,728 1640,683 1645,678 1689,627 1690,625 1734,577 1741,569 1784,527 1792,517 1839,477 1842,473 1893,434 1909,425 1943,405 1994,386 2044,376 2095,376 2146,392 2196,419 2203,425 2246,465 2254,477 2292,527 2297,535 2320,577 2342,627 2348,641 2360,678 2373,728 2383,778 2392,830 2396,882 2398,905 2399,932 2399,983 2449,983 2499,983 2510,983 2510,932 2509,882 2506,830 2500,778 2499,770 2493,728 2482,678 2471,627 2456,577 2449,552 2439,527 2418,477 2398,431 2395,425 2365,375 2348,347 2329,324 2297,286 2284,274 2246,241 2218,224 2196,210 2146,189 2095,180 2044,180 1994,187 1943,203 1893,224 1842,251 1803,274 1792,280 1741,313 1722,324 1690,344 1640,373 1636,375 1591,396 1539,409 1490,413 1439,407 1387,388 1360,375 1336,363 1285,330 1278,324 1235,293 1211,274 1184,255 1146,224 1135,214 1083,176 1082,174 1034,137 1010,122 982,104 933,73 928,71 882,48 830,27 811,21">
          <text:p/>
        </draw:polygon>
        <draw:polygon draw:style-name="gr12" draw:text-style-name="P12" draw:layer="layout" svg:width="0.603cm" svg:height="0.457cm" svg:x="7.508cm" svg:y="5.542cm" svg:viewBox="0 0 604 458" draw:points="306,0 276,2 256,2 203,19 152,52 102,102 102,104 70,154 51,189 45,205 26,255 13,305 4,357 1,402 0,407 0,458 1,458 51,458 102,458 152,458 203,458 256,458 306,458 355,458 406,458 456,458 507,458 558,458 602,458 604,407 598,357 589,305 573,255 558,216 553,205 523,154 507,129 485,102 456,71 433,52 406,33 355,10 314,2">
          <text:p/>
        </draw:polygon>
        <draw:line draw:style-name="gr5" draw:text-style-name="P5" draw:layer="layout" svg:x1="0.6cm" svg:y1="6cm" svg:x2="5.599cm" svg:y2="6cm">
          <text:p/>
        </draw:line>
        <draw:line draw:style-name="gr5" draw:text-style-name="P5" draw:layer="layout" svg:x1="5.599cm" svg:y1="1.002cm" svg:x2="5.599cm" svg:y2="6cm">
          <text:p/>
        </draw:line>
        <draw:polygon draw:style-name="gr13" draw:text-style-name="P13" draw:layer="layout" svg:width="2.829cm" svg:height="2.007cm" svg:x="0.648cm" svg:y="1cm" svg:viewBox="0 0 2830 2008" draw:points="1670,1977 1620,1988 1569,1996 1519,2004 1468,2006 1418,2008 1367,2006 1316,2002 1266,1996 1215,1986 1165,1975 1143,1969 1115,1961 1064,1944 1013,1925 1000,1919 963,1902 912,1876 898,1869 863,1847 814,1819 811,1817 762,1780 744,1766 711,1741 680,1716 659,1699 624,1666 610,1651 573,1616 560,1600 528,1566 509,1544 484,1515 456,1481 443,1463 406,1413 373,1363 355,1338 341,1313 311,1263 306,1251 282,1212 257,1160 254,1156 232,1110 209,1060 205,1048 187,1010 168,959 154,921 149,909 132,859 115,807 102,764 101,757 86,707 75,656 63,606 53,558 53,556 42,504 34,454 26,403 19,353 13,303 10,253 6,203 3,153 3,125 1,100 0,50 0,0 3,0 53,0 102,0 154,0 205,0 231,0 231,50 232,100 235,153 238,203 243,253 249,303 254,344 256,353 263,403 272,454 284,504 295,556 306,595 307,606 322,656 338,707 355,757 355,761 373,807 393,859 406,888 415,909 439,959 456,994 465,1010 494,1060 509,1085 523,1110 557,1160 560,1164 592,1212 610,1236 632,1263 659,1297 674,1313 711,1353 721,1363 762,1403 773,1413 811,1448 832,1463 863,1488 901,1515 912,1523 963,1554 982,1566 1013,1583 1064,1606 1088,1616 1115,1625 1165,1645 1215,1658 1256,1666 1266,1668 1316,1676 1367,1681 1418,1681 1468,1681 1519,1676 1569,1668 1580,1666 1620,1658 1670,1645 1721,1627 1750,1616 1770,1608 1822,1583 1855,1566 1871,1556 1923,1525 1937,1515 1974,1490 2006,1463 2023,1450 2066,1413 2075,1405 2118,1363 2124,1357 2165,1313 2174,1301 2208,1263 2225,1239 2246,1212 2276,1170 2281,1160 2314,1110 2326,1089 2344,1060 2371,1010 2377,998 2398,959 2420,909 2427,892 2442,859 2462,807 2478,761 2480,757 2497,707 2512,656 2525,606 2528,595 2538,556 2550,504 2560,454 2569,403 2576,353 2579,328 2582,303 2588,253 2592,203 2595,153 2598,100 2598,50 2598,0 2630,0 2680,0 2730,0 2781,0 2830,0 2830,50 2830,100 2829,153 2826,203 2823,253 2819,303 2814,353 2808,403 2801,454 2794,504 2785,556 2781,575 2775,606 2765,656 2753,707 2740,757 2730,792 2725,807 2711,859 2694,909 2680,950 2677,959 2658,1010 2637,1060 2630,1077 2615,1110 2592,1160 2579,1187 2567,1212 2539,1263 2528,1280 2510,1313 2478,1363 2444,1413 2427,1436 2408,1463 2377,1504 2367,1515 2326,1562 2325,1566 2278,1616 2276,1618 2225,1666 2174,1712 2168,1716 2124,1753 2104,1766 2075,1790 2032,1819 2023,1822 1974,1853 1947,1869 1923,1882 1871,1905 1844,1919 1822,1929 1770,1948 1721,1963 1699,1969">
          <text:p/>
        </draw:polygon>
        <draw:polygon draw:style-name="gr14" draw:text-style-name="P14" draw:layer="layout" svg:width="2.366cm" svg:height="1.68cm" svg:x="0.879cm" svg:y="1cm" svg:viewBox="0 0 2367 1681" draw:points="1338,1668 1288,1676 1237,1681 1187,1681 1136,1681 1085,1676 1035,1668 1025,1666 984,1658 934,1645 885,1625 857,1616 833,1606 782,1583 751,1566 732,1554 681,1523 670,1515 632,1488 601,1463 580,1448 542,1413 531,1403 490,1363 480,1353 443,1313 428,1297 401,1263 379,1236 361,1212 329,1164 326,1160 292,1110 278,1085 263,1060 235,1010 227,994 209,959 186,909 177,888 164,859 143,807 126,761 126,757 107,707 91,656 76,606 75,595 64,556 53,504 41,454 32,403 25,353 23,344 18,303 12,253 7,203 4,153 1,100 0,50 0,0 23,0 75,0 126,0 162,0 162,50 164,100 167,153 170,203 175,253 177,261 181,303 190,353 199,403 209,454 222,504 227,525 235,556 250,606 268,656 278,683 287,707 307,757 329,805 329,807 354,859 379,903 382,909 411,959 428,988 443,1010 480,1060 519,1110 531,1124 563,1160 580,1180 614,1212 632,1228 671,1263 681,1270 732,1309 738,1313 782,1342 822,1363 833,1369 885,1394 934,1413 984,1429 1035,1442 1085,1450 1136,1456 1187,1458 1237,1456 1288,1452 1338,1442 1389,1429 1439,1413 1490,1394 1539,1369 1553,1363 1591,1342 1636,1313 1640,1309 1692,1272 1703,1263 1743,1228 1760,1212 1792,1180 1810,1160 1844,1124 1854,1110 1893,1062 1895,1060 1930,1010 1943,988 1962,959 1991,909 1994,903 2019,859 2042,807 2045,803 2066,757 2085,707 2095,680 2104,656 2121,606 2136,556 2146,517 2149,504 2161,454 2171,403 2181,353 2189,303 2194,253 2196,236 2200,203 2203,153 2206,100 2208,50 2208,0 2247,0 2297,0 2348,0 2367,0 2367,50 2367,100 2364,153 2361,203 2357,253 2351,303 2348,328 2345,353 2338,403 2329,454 2319,504 2307,556 2297,595 2294,606 2281,656 2266,707 2249,757 2247,761 2231,807 2211,859 2196,892 2189,909 2167,959 2146,998 2140,1010 2113,1060 2095,1089 2083,1110 2050,1160 2045,1170 2015,1212 1994,1239 1977,1263 1943,1301 1934,1313 1893,1357 1887,1363 1844,1405 1835,1413 1792,1450 1775,1463 1743,1490 1706,1515 1692,1525 1640,1556 1624,1566 1591,1583 1539,1608 1519,1616 1490,1627 1439,1645 1389,1658 1349,1666">
          <text:p/>
        </draw:polygon>
        <draw:polygon draw:style-name="gr15" draw:text-style-name="P15" draw:layer="layout" svg:width="2.044cm" svg:height="1.457cm" svg:x="1.04cm" svg:y="1cm" svg:viewBox="0 0 2045 1458" draw:points="1227,1429 1175,1442 1126,1452 1075,1456 1025,1458 974,1456 923,1450 873,1442 822,1429 772,1413 722,1394 671,1369 659,1363 620,1342 576,1313 570,1309 519,1270 509,1263 469,1228 452,1212 418,1180 401,1160 368,1124 357,1110 317,1060 281,1010 266,988 249,959 219,909 216,903 192,859 167,807 167,805 145,757 124,707 115,683 105,656 88,606 73,556 64,525 60,504 47,454 37,403 28,353 19,303 15,261 13,253 7,203 4,153 1,100 0,50 0,0 15,0 64,0 115,0 130,0 130,50 132,100 135,153 139,203 145,253 154,303 162,353 167,371 173,403 186,454 199,504 215,556 216,558 234,606 254,656 266,687 276,707 301,757 317,788 327,807 360,859 368,873 393,909 418,942 431,959 469,1004 475,1010 519,1056 525,1060 570,1100 582,1110 620,1139 654,1160 671,1172 722,1201 746,1212 772,1224 822,1241 873,1257 901,1263 923,1266 974,1272 1025,1274 1075,1272 1126,1266 1148,1263 1175,1257 1227,1241 1276,1224 1303,1212 1327,1201 1377,1172 1395,1160 1428,1139 1465,1110 1478,1100 1523,1060 1529,1054 1573,1010 1580,1002 1617,959 1630,942 1655,909 1681,871 1689,859 1719,807 1731,786 1746,757 1770,707 1781,683 1794,656 1813,606 1830,556 1832,550 1846,504 1861,454 1873,403 1883,357 1883,353 1893,303 1901,253 1905,203 1911,153 1914,100 1914,50 1914,0 1933,0 1984,0 2034,0 2045,0 2045,50 2044,100 2041,153 2038,203 2034,236 2032,253 2026,303 2019,353 2009,403 1999,454 1987,504 1984,517 1974,556 1959,606 1942,656 1933,680 1923,707 1904,757 1883,803 1880,807 1857,859 1832,903 1829,909 1800,959 1781,988 1768,1010 1732,1060 1731,1062 1692,1110 1681,1124 1648,1160 1630,1180 1598,1212 1580,1228 1541,1263 1529,1272 1478,1309 1474,1313 1428,1342 1390,1363 1377,1369 1327,1394 1276,1413">
          <text:p/>
        </draw:polygon>
        <draw:polygon draw:style-name="gr16" draw:text-style-name="P16" draw:layer="layout" svg:width="1.783cm" svg:height="1.273cm" svg:x="1.17cm" svg:y="1cm" svg:viewBox="0 0 1784 1274" draw:points="996,1266 944,1272 895,1274 844,1272 792,1266 770,1263 743,1257 692,1241 642,1224 615,1212 592,1201 541,1172 523,1160 490,1139 452,1110 440,1100 395,1060 389,1056 345,1010 339,1004 301,959 288,942 263,909 238,873 230,859 197,807 187,788 171,757 146,707 136,687 124,656 104,606 86,558 85,556 69,504 56,454 42,403 37,371 32,353 23,303 15,253 9,203 4,153 1,100 0,50 0,0 37,0 86,0 117,0 117,50 118,100 121,153 127,203 135,253 136,268 143,303 154,353 165,403 180,454 187,475 197,504 216,556 238,606 262,656 288,705 289,707 320,757 339,784 355,807 389,851 396,859 440,907 443,909 490,954 497,959 541,992 566,1010 592,1025 642,1052 659,1060 692,1075 743,1091 792,1102 844,1110 871,1110 895,1112 915,1110 944,1110 996,1102 1045,1091 1096,1073 1129,1060 1146,1052 1197,1025 1221,1010 1247,992 1289,959 1298,952 1345,909 1348,905 1392,859 1399,849 1431,807 1450,782 1466,757 1497,707 1500,701 1525,656 1548,606 1551,602 1570,556 1589,504 1601,467 1605,454 1620,403 1632,353 1642,303 1651,253 1651,249 1658,203 1664,153 1667,100 1668,50 1668,0 1702,0 1753,0 1784,0 1784,50 1784,100 1781,153 1775,203 1770,253 1763,303 1753,353 1753,357 1743,403 1731,454 1716,504 1702,550 1700,556 1683,606 1664,656 1651,683 1640,707 1615,757 1601,786 1589,807 1558,859 1551,871 1525,909 1500,942 1487,959 1450,1002 1443,1010 1399,1054 1393,1060 1348,1100 1335,1110 1298,1139 1265,1160 1247,1172 1197,1201 1173,1212 1146,1224 1096,1241 1045,1257 1018,1263">
          <text:p/>
        </draw:polygon>
        <draw:polygon draw:style-name="gr10" draw:text-style-name="P10" draw:layer="layout" svg:width="1.552cm" svg:height="1.113cm" draw:transform="rotate (-3.14159265358979) translate (2.83976608187135cm 2.11389961389961cm)" svg:viewBox="0 0 1553 1114" draw:points="775,0 798,2 826,2 877,10 927,21 978,37 1010,52 1028,60 1077,87 1104,102 1129,120 1173,153 1180,158 1227,203 1230,205 1273,253 1281,261 1314,305 1330,328 1349,355 1380,405 1382,407 1408,456 1431,506 1453,558 1472,610 1482,639 1490,660 1504,710 1516,761 1526,811 1534,846 1535,861 1542,911 1548,961 1551,1014 1553,1064 1553,1114 1534,1114 1482,1114 1443,1114 1443,1064 1440,1014 1437,961 1431,921 1431,911 1423,861 1412,811 1401,761 1385,710 1382,699 1367,660 1348,610 1330,573 1325,558 1297,506 1281,479 1266,456 1231,405 1230,403 1189,355 1180,344 1137,305 1129,295 1077,257 1075,253 1028,224 988,203 978,199 927,178 877,164 826,156 775,154 725,156 674,166 624,180 573,199 564,203 523,224 478,253 472,257 423,297 414,305 371,346 364,355 322,405 322,407 285,456 269,481 254,506 228,558 218,577 205,610 184,660 168,707 167,710 152,761 139,811 130,861 121,911 117,946 115,961 111,1014 110,1064 110,1114 67,1114 18,1114 0,1114 0,1064 1,1014 4,961 10,911 18,865 18,861 26,811 37,761 48,710 63,660 67,647 79,610 98,558 117,510 120,506 143,456 168,411 171,405 202,355 218,330 237,305 269,263 276,253 322,207 325,203 371,160 380,153 423,120 449,102 472,87 523,60 541,52 573,39 624,21 674,10 725,2 754,2">
          <text:p/>
        </draw:polygon>
        <draw:polygon draw:style-name="gr11" draw:text-style-name="P11" draw:layer="layout" svg:width="1.332cm" svg:height="0.958cm" draw:transform="rotate (-3.14159265358979) translate (2.73011695906433cm 1.95945945945946cm)" svg:viewBox="0 0 1333 959" draw:points="513,25 563,12 614,2 664,0 715,2 768,10 817,23 868,44 879,48 918,69 965,98 968,102 1019,141 1028,151 1070,189 1079,201 1120,249 1121,251 1156,301 1171,324 1187,351 1215,402 1221,417 1238,454 1257,504 1272,542 1275,554 1291,604 1303,654 1313,707 1322,757 1322,766 1327,807 1330,859 1333,909 1333,959 1322,959 1272,959 1224,959 1224,909 1221,859 1221,857 1216,807 1209,757 1199,707 1187,654 1171,604 1171,600 1152,554 1132,504 1120,481 1105,454 1075,402 1070,396 1037,351 1019,330 993,301 968,278 936,251 918,237 868,207 855,201 817,183 768,166 715,156 664,153 614,156 563,166 513,183 477,201 462,207 412,239 398,251 361,280 341,301 311,332 295,351 260,398 257,402 228,454 211,486 202,504 180,554 161,604 159,610 146,654 133,707 124,757 117,807 113,859 110,909 110,959 108,959 58,959 7,959 0,959 0,909 1,859 6,807 7,792 12,757 20,707 29,654 42,604 57,554 58,550 75,504 95,454 108,421 118,402 145,351 159,326 175,301 211,253 211,251 253,201 260,191 303,151 311,143 361,102 367,98 412,69 453,48 462,44">
          <text:p/>
        </draw:polygon>
        <draw:polygon draw:style-name="gr2" draw:text-style-name="P2" draw:layer="layout" svg:width="1.113cm" svg:height="0.806cm" draw:transform="rotate (-3.14159265358979) translate (2.62046783625731cm 1.80694980694981cm)" svg:viewBox="0 0 1114 807" draw:points="405,31 455,14 506,4 556,0 607,4 658,14 708,31 746,48 759,54 808,85 826,98 858,125 883,149 909,178 927,199 961,243 965,249 996,301 1010,328 1022,351 1042,402 1061,448 1061,452 1077,504 1089,554 1099,604 1107,654 1111,705 1111,707 1114,757 1114,807 1111,807 1061,807 1010,807 997,807 997,757 994,707 988,654 978,604 966,554 961,535 950,504 928,452 909,411 905,402 873,351 858,332 832,301 808,276 781,249 759,232 708,201 703,199 658,180 607,168 556,164 506,168 455,181 412,199 405,203 354,234 335,249 304,278 282,301 253,336 243,351 211,402 203,417 186,452 165,504 152,542 149,554 136,604 127,654 121,707 118,757 118,807 102,807 50,807 0,807 0,757 3,707 7,654 15,604 23,554 37,504 50,458 51,452 70,402 94,351 102,334 120,301 149,249 152,245 187,199 203,180 232,149 253,127 289,98 304,87 354,54 368,48">
          <text:p/>
        </draw:polygon>
        <draw:polygon draw:style-name="gr3" draw:text-style-name="P3" draw:layer="layout" svg:width="0.879cm" svg:height="0.642cm" draw:transform="rotate (-3.14159265358979) translate (2.50350877192983cm 1.64285714285714cm)" svg:viewBox="0 0 880 643" draw:points="336,17 387,4 437,0 488,4 539,15 585,35 589,37 640,68 662,85 690,112 713,137 740,168 754,187 788,237 792,247 811,288 833,338 844,369 849,388 861,438 871,488 877,542 880,593 880,643 844,643 792,643 741,643 741,593 740,583 737,542 727,488 713,438 694,388 690,380 665,338 640,301 629,288 589,249 572,237 539,218 488,199 437,193 387,199 336,218 307,237 287,251 250,288 235,303 212,338 186,386 184,388 165,438 152,488 142,542 137,593 137,643 135,643 85,643 34,643 0,643 0,593 3,542 9,488 18,438 31,388 34,376 47,338 67,288 85,253 92,237 124,187 135,172 164,137 186,114 216,85 235,69 287,39 294,35">
          <text:p/>
        </draw:polygon>
        <draw:polygon draw:style-name="gr12" draw:text-style-name="P12" draw:layer="layout" svg:width="0.604cm" svg:height="0.449cm" draw:transform="rotate (-3.14159265358979) translate (2.36608187134503cm 1.44980694980695cm)" svg:viewBox="0 0 605 450" draw:points="199,25 250,6 300,0 351,6 402,25 436,46 453,58 493,97 504,110 529,147 554,189 558,197 577,247 591,297 601,349 604,390 605,400 605,450 604,450 554,450 504,450 453,450 402,450 351,450 300,450 250,450 199,450 149,450 98,450 48,450 0,450 0,400 4,349 15,297 28,247 47,197 48,195 75,147 98,112 113,97 149,60 170,46">
          <text:p/>
        </draw:polygon>
        <draw:custom-shape draw:style-name="gr17" draw:text-style-name="P17" draw:layer="layout" svg:width="0.416cm" svg:height="0.416cm" svg:x="1.85cm" svg:y="1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18" draw:layer="layout" svg:width="0.417cm" svg:height="0.417cm" svg:x="7.559cm" svg:y="5.583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olygon draw:style-name="gr19" draw:text-style-name="P5" draw:layer="layout" svg:width="4.999cm" svg:height="4.999cm" svg:x="6.6cm" svg:y="1cm" svg:viewBox="0 0 5000 5000" draw:points="0,5000 5000,5000 5000,0 0,0">
          <text:p/>
        </draw:polygon>
        <draw:polygon draw:style-name="gr20" draw:text-style-name="P19" draw:layer="layout" svg:width="0.417cm" svg:height="0.301cm" svg:x="8.976cm" svg:y="5.668cm" svg:viewBox="0 0 418 302" draw:points="170,302 170,247 0,247 0,170 170,170 170,0 247,0 247,170 418,170 418,247 247,247 247,302">
          <text:p/>
        </draw:polygon>
        <draw:polygon draw:style-name="gr19" draw:text-style-name="P5" draw:layer="layout" svg:width="4.999cm" svg:height="4.999cm" draw:transform="rotate (-3.14159265358979) translate (5.6cm 6cm)" svg:viewBox="0 0 5000 5000" draw:points="5000,5000 0,5000 0,0 5000,0">
          <text:p/>
        </draw:polygon>
        <draw:custom-shape draw:style-name="gr21" draw:text-style-name="P20" draw:layer="layout" svg:width="0.167cm" svg:height="0.166cm" svg:x="1.559cm" svg:y="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6cm" svg:x="2.334cm" svg:y="1.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6cm" svg:height="0.167cm" svg:x="1.763cm" svg:y="1.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6cm" svg:x="2.216cm" svg:y="2.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1" draw:layer="layout" svg:width="1.266cm" svg:height="1.206cm" svg:x="1.418cm" svg:y="1.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7cm" svg:x="2.049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6cm" svg:height="0.166cm" svg:x="2.309cm" svg:y="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2" draw:layer="layout" svg:width="0.167cm" svg:height="0.167cm" svg:x="7.558cm" svg:y="1.4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7cm" svg:x="8.333cm" svg:y="1.4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6cm" svg:height="0.167cm" svg:x="7.762cm" svg:y="1.8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6cm" svg:x="8.215cm" svg:y="2.0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7cm" svg:x="8.048cm" svg:y="1.6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6cm" svg:height="0.167cm" svg:x="8.308cm" svg:y="1.8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20" draw:layer="layout" svg:width="0.167cm" svg:height="0.167cm" svg:x="7.683cm" svg:y="3.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6cm" svg:height="0.166cm" svg:x="7.267cm" svg:y="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7cm" svg:x="7.8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7cm" svg:x="8.1cm" svg:y="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1" draw:layer="layout" svg:width="1.266cm" svg:height="1.206cm" svg:x="1.418cm" svg:y="1.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266cm" svg:height="1.832cm" draw:transform="skewX (-0.00104719755119655) rotate (0.505272818452358) translate (6.803cm 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7cm" svg:x="7.433cm" svg:y="2.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0" draw:layer="layout" svg:width="0.167cm" svg:height="0.166cm" svg:x="8.1cm" svg:y="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7.35cm" svg:y1="3.55cm" svg:x2="7.35cm" svg:y2="4.05cm">
          <text:p/>
        </draw:line>
        <draw:line draw:style-name="gr25" draw:text-style-name="P21" draw:layer="layout" svg:x1="7.8cm" svg:y1="3.85cm" svg:x2="7.8cm" svg:y2="4.35cm">
          <text:p/>
        </draw:line>
        <draw:line draw:style-name="gr25" draw:text-style-name="P21" draw:layer="layout" svg:x1="8.25cm" svg:y1="3.9cm" svg:x2="8.25cm" svg:y2="4.4cm">
          <text:p/>
        </draw:line>
        <draw:line draw:style-name="gr5" draw:text-style-name="P5" draw:layer="layout" svg:x1="12.6cm" svg:y1="5.998cm" svg:x2="17.599cm" svg:y2="5.998cm">
          <text:p/>
        </draw:line>
        <draw:line draw:style-name="gr5" draw:text-style-name="P5" draw:layer="layout" svg:x1="12.6cm" svg:y1="1cm" svg:x2="17.599cm" svg:y2="1cm">
          <text:p/>
        </draw:line>
        <draw:line draw:style-name="gr6" draw:text-style-name="P6" draw:layer="layout" svg:x1="12.6cm" svg:y1="5.998cm" svg:x2="12.6cm" svg:y2="1cm">
          <text:p/>
        </draw:line>
        <draw:line draw:style-name="gr5" draw:text-style-name="P5" draw:layer="layout" svg:x1="17.599cm" svg:y1="5.998cm" svg:x2="17.599cm" svg:y2="1cm">
          <text:p/>
        </draw:line>
        <draw:path draw:style-name="gr7" draw:text-style-name="P7" draw:layer="layout" svg:width="3.489cm" svg:height="4.999cm" svg:x="12.6cm" svg:y="1cm" svg:viewBox="0 0 3490 5000" svg:d="M2586 0h-11-50-51-50-51-13l8 50 5 35 3 17 4 51 3 50v50l-1 50-3 50-5 52-1 10-5 41-8 50-11 50-13 50-13 48-1 2-18 51-19 52-13 27-10 23-27 50-14 25-15 25-32 50-3 4-35 47-15 19-26 31-25 29-20 21-30 33-19 19-32 31-19 19-32 31-19 20-31 30-20 20-31 31-17 19-32 35-15 15-37 41-7 9-42 52-41 51-11 13-27 37-22 29-18 21-33 42-6 8-41 50-3 6-41 47-10 11-38 39-13 11-49 39h-1l-51 31-50 17-31 4-19 2-35-2-16-2-51-11-50-22-30-17-21-12-50-32-8-6-43-31-23-19-27-24-32-29-19-15-35-35-16-13-35-37-15-15-33-35-16-19-28-31-23-27-19-24-33-40-7-12-36-50-6-10-27-40-24-39-6-11-28-50-16-33-9-18-22-50-20-48-2-4-17-50-18-50-13-49-2-2-13-50-11-50-11-50-8-50-6-37-2-15-7-51-4-50-5-50-3-50-1-50v-51-52l1-50 3-50 5-50 4-50 7-51 2-13 6-39 10-50h-16-51-50-48l-2 17-6 33-4 52-6 51-3 50-4 50-2 50-1 50v52 51 50l3 50 3 50 3 50 4 51 6 52 6 50 1 4 6 46 9 50 9 50 10 51 10 50 6 23 7 27 13 52 16 50 14 45 3 6 17 50 19 50 12 29 10 21 22 50 19 39 6 13 26 51 18 31 11 19 31 50 9 14 23 36 27 39 8 11 38 53 5 5 33 45 16 21 25 29 27 33 16 19 35 41 8 9 41 47 5 3 45 53 47 50 4 4 44 46 7 8 41 42 9 8 43 42 8 10 44 41 6 7 50 43 1 2 50 42 12 8 39 27 44 23 7 4 50 13 50-3 29-14 22-12 47-38 3-4 41-48 10-12 26-38 25-35 9-16 30-50 11-17 19-33 29-50 3-4 26-46 23-43 5-10 29-50 18-27 13-23 31-52 5-10 28-40 24-35 11-15 38-53 40-50 11-11 33-39 17-19 31-31 20-21 30-29 21-22 31-29 19-19 34-33 17-15 34-35 16-15 32-35 18-19 29-31 22-27 19-23 32-41 7-10 34-50 9-15 23-37 28-48v-2l26-50 22-51 2-1 20-49 18-50 13-39 4-11 15-50 12-52 11-51 8-42 2-8 8-50 6-50 5-50 5-51 3-52v-50-50-50l-3-50-3-51-6-52zM1262 3023l-46 8h-4l-50 21-49 29-2 2-51 35-18 13-32 25-32 25-19 16-42 37-8 5-51 43-1 2-49 42-10 8-41 35-17 15-34 29-22 21-28 25-27 26-22 23-31 29-20 19-31 31-21 19-27 31-22 23-25 27-26 29-18 21-32 41-9 10-38 52-4 6-31 44-19 29-15 21-29 50-7 12-21 39-26 50-4 7-19 43-22 52-9 23-10 27-19 50-15 51-6 19-10 31-13 50-12 52-10 50-6 33v18 50 50 50 50 50 53 50 50h51 50 29v-50l2-50 3-53 4-50 6-50 6-48 1-2 7-50 11-50 13-51 13-50 6-21 9-31 17-50 19-50 6-14 15-37 23-50 12-25 13-25 28-52 10-16 20-34 30-45 2-5 37-51 12-15 27-35 22-29 19-21 33-37 13-13 38-41 10-11 39-37 14-14 36-32 21-18 30-25 32-25 19-15 50-35 51-33 30-17 20-12 51-27 32-13 18-8 51-18 51-11 50-6 50-2 51 6 50 10 51 15 36 14 15 5 50 24 41 23 10 4 49 27 31 19 21 11 49 29 18 10 34 17 49 26 18 7 33 16 50 17 51 14 32 3 19 4h50l51-2 6-2 44-7 50-12 51-15 51-16 50-15 51-16 50-13 29-6 22-4 50-8 51-1 51 1 50 8 11 4 38 10 53 21 36 19 15 8 50 35 9 7 42 37 13 14 37 40 8 12 38 50 5 6 29 44 21 35 8 15 27 51 16 32 7 18 22 50 19 52 1 4 17 46 16 50 14 51 5 15 8 35 12 50 12 52 9 50 7 51 1 9 6 41 6 50 6 50 4 50 3 50 2 53 1 50-1 50h25 49 51 3l2-50-2-50-1-53-2-21-1-29-3-50-4-50-5-50-6-50-5-51-8-50-9-52-10-50-9-50-11-51-12-50-13-50-4-13-11-39-16-50-16-50-9-22-8-29-21-50-20-50h-2l-22-50-25-52-3-4-24-47-25-42-6-8-34-50-11-17-27-33-23-29-22-21-29-29-27-23-23-18-48-33h-3l-50-25-51-19-26-6-27-6-49-7-50-2h-51l-51 6-50 7-9 2-42 8-50 13-51 14-50 13-10 2-41 12-51 10-50 7-50 6-51-2-50-6-51-11-44-16-7-2-50-23-46-25-5-2-49-33-24-15-28-19-39-31-10-8-52-40-2-2-47-41-15-12-36-28-27-22-23-19-45-31-6-4-51-29-46-17-4-2z">
          <text:p/>
        </draw:path>
        <draw:path draw:style-name="gr8" draw:text-style-name="P8" draw:layer="layout" svg:width="3.23cm" svg:height="4.999cm" svg:x="12.73cm" svg:y="1cm" svg:viewBox="0 0 3231 5000" svg:d="M2231 0h-37-51-51-50-49-27l16 50 11 39 1 13 9 51 6 50 1 50-1 50-5 50-5 52-6 31-5 20-13 50-17 50-16 42-3 8-25 50-22 43-6 8-32 52-13 17-24 33-28 35-13 15-38 44-6 6-45 50-47 51-3 4-43 46-8 8-38 42-11 14-36 38-16 18-27 32-22 24-24 27-27 30-20 20-30 34-16 16-35 39-15 11-37 35-20 15-29 25-44 27-7 4-50 22-50 11-51 2-51-8-50-15-34-16-17-7-50-31-19-14-32-21-35-29-15-11-43-39-8-6-45-44-6-4-42-46-8-8-36-43-13-17-27-33-25-35-10-17-32-50-9-12-19-38-26-51-4-11-17-39-19-50-16-46-1-4-13-50-12-52-10-51-9-50-4-40-2-10-4-50-3-50v-51-52l4-50 3-50 2-6 6-44 8-50 12-51 13-52 10-35 6-15h-6-49-51-50-35l-11 50-5 39-2 13-7 51-5 50-4 50-3 50-1 50v52 51l1 50 3 50 4 50 5 50 7 51 2 15 5 37 9 50 10 50 12 50 13 50 2 2 13 49 18 50 17 50 2 4 20 48 22 50 9 18 16 33 28 50 5 11 25 39 27 40 5 10 37 50 7 12 32 40 19 24 24 27 28 31 16 19 33 35 15 15 35 37 16 13 35 35 19 15 32 29 27 24 23 19 42 31 9 6 50 32 20 12 31 17 50 22 51 11 16 2 35 2 19-2 31-4 50-17 51-31h1l48-39 14-11 38-39 10-11 41-47 3-6 41-50 6-8 33-42 18-21 22-29 27-37 11-13 41-51 42-52 7-9 37-41 14-15 33-35 17-19 31-31 20-20 31-30 20-20 33-31 19-19 32-31 19-19 29-33 21-21 24-29 27-31 14-19 35-47 3-4 32-50 15-25 15-25 26-50 10-23 13-27 19-52 18-51 1-2 14-48 13-50 10-50 9-50 4-41 2-10 4-52 3-50 1-50v-50l-3-50-4-51-3-17-4-35zM1284 3471l-52-15-49-10-51-6-50 2-50 6-51 11-51 18-18 8-32 13-51 27-21 12-29 17-51 33-50 35-19 15-32 25-31 25-20 18-37 32-13 14-39 37-10 11-38 41-14 13-32 37-19 21-22 29-27 35-12 15-37 51-3 5-29 45-20 34-11 16-27 52-13 25-12 25-24 50-14 37-6 14-19 50-18 50-8 31-6 21-13 50-14 51-10 50-7 50-2 2-5 48-6 50-5 50-3 53-1 50v50h20 52 51 22v-50l1-50 5-53 4-50 7-50 9-50 2-8 8-42 13-50 14-51 16-48v-2l19-52 20-50 10-25 12-25 25-51 15-25 13-25 30-50 6-10 28-42 23-33 12-17 40-49 1-1 44-51 4-5 43-45 7-8 47-42 4-6 51-42 5-2 45-35 23-17 28-18 50-29 9-4 42-19 50-21 38-10 13-4 51-9 50-4h50l51 8 48 9h1l52 16 51 21 30 13 20 10 51 27 26 14 23 13 52 29 13 10 36 19 51 29 2 2 48 23 51 23 11 4 40 14 52 11 51 8 50-2 51-6 49-11 46-14 4-2 51-19 51-19 27-10 23-10 51-17 50-16 42-7 9-4 50-6h51l51 4 18 6 32 6 50 19 48 25 3 2 51 35 15 13 35 31 17 19 34 39 9 12 36 50 5 7 26 43 25 46 3 6 23 50 22 50 1 6 18 45 16 50 16 50 2 8 10 44 13 50 10 51 9 50 7 50v10l6 40 5 50 2 50 3 53 2 50v50h34 49 27l1-50-1-50-2-53-3-50-4-50-6-50-6-50-6-41-1-9-8-51-8-50-12-52-12-50-8-35-5-15-14-51-17-50-16-46-1-4-19-52-22-50-7-18-16-32-27-51-9-15-20-35-29-44-5-6-38-50-8-12-37-40-13-14-43-37-8-7-50-35-15-8-36-19-51-21-38-10-12-4-50-8-51-1-51 1-50 8-22 4-29 6-50 13-51 16-50 15-51 16-51 15-50 12-43 7-6 2-51 2h-50l-19-4-32-3-52-14-51-17-33-16-18-7-50-26-33-17-18-10-49-29-21-11-31-19-49-27-11-4-40-23-50-24-15-5z">
          <text:p/>
        </draw:path>
        <draw:path draw:style-name="gr9" draw:text-style-name="P9" draw:layer="layout" svg:width="2.974cm" svg:height="4.999cm" svg:x="12.875cm" svg:y="1cm" svg:viewBox="0 0 2975 5000" svg:d="M1747 0h-51-51-50-51-50-51-9l9 14 23 36 25 52 3 8 15 43 10 50 6 50 1 50-6 50-8 52-15 51-3 9-16 41-22 50-13 21-15 29-32 50-3 6-32 45-19 27-19 25-31 38-10 12-41 46-1 4-47 50-1 2-52 48-51 45-7 6-43 31-35 19-16 9-49 20-50 9h-51l-51-11-52-21-10-6-41-23-35-27-14-12-46-39-6-3-44-47-5-7-38-43-14-17-23-33-28-43-4-7-25-52-20-45-3-6-15-50-12-50-8-50-3-50 3-51 7-52 12-50 19-46 1-4 32-50 16-22 31-28 20-18 47-33 5-4 49-29 30-19 22-11 49-29 15-10h-15-49-52-49-52-51-49-50-51-51-50-45l-6 15-11 35-13 52-11 51-9 50-6 44-2 6-2 50-5 50v52 51l3 50 4 50 2 10 4 40 9 50 10 51 12 52 13 50 2 4 16 46 19 50 16 39 4 11 27 51 19 38 8 12 32 50 11 17 25 35 26 33 13 17 37 43 7 8 42 46 6 4 45 44 8 6 44 39 14 11 35 29 32 21 20 14 49 31 18 7 33 16 52 15 51 8 51-2 50-11 49-22 8-4 43-27 30-25 20-15 37-35 14-11 35-39 17-16 30-34 19-20 28-30 23-27 22-24 28-32 16-18 35-38 12-14 38-42 7-8 44-46 3-4 47-51 45-50 6-6 38-44 12-15 28-35 23-33 13-17 32-52 6-8 22-43 25-50 3-8 16-42 17-50 14-50 4-20 6-31 6-52 4-50 1-50-1-50-6-50-9-51-1-13-10-39-16-50h-25zM1039 3678l-51-8h-49l-50 4-51 9-13 4-38 10-52 21-42 19-9 4-49 29-28 18-24 17-45 35-4 2-52 42-4 6-47 42-7 8-42 45-5 5-44 51-1 1-40 49-11 17-24 33-27 42-6 10-31 50-13 25-15 25-25 51-11 25-11 25-20 50-19 52v2l-16 48-13 51-13 50-9 42-2 8-8 50-8 50-4 50-5 53-1 50v50h28 51 50 4v-50l3-50 4-53 6-50 8-50 10-50 11-50 5-16 10-34 16-51 19-50 5-15 16-37 23-50 12-23 14-27 30-51 7-9 25-41 25-35 11-15 38-50 2-2 45-50 4-4 47-46 5-4 49-43 6-4 46-32 26-18 23-15 51-25 28-10 24-10 51-15 51-8 50-4 49 2 51 8 50 13 40 14 11 4 52 21 46 25 3 2 51 29 33 19 17 12 51 33 11 6 39 27 39 23 12 7 50 29 29 14 22 12 50 21 51 13 47 6h4 12l38-2 51-10 50-15 49-21 9-4 43-19 51-24 13-7 36-18 52-21 35-11 14-6 51-12 50-6 51-2 52 8 49 16 5 2 45 23 44 27 7 6 51 44 44 52 6 8 29 42 22 33 9 17 26 51 15 31 9 19 19 50 17 52 6 16 10 34 12 51 12 50 8 50 8 50v2l6 48 4 50 3 53 1 50v50h37 50 17v-50l-1-50-3-53-3-50-5-50-5-40v-10l-8-50-8-50-11-51-13-50-10-44-2-8-16-50-16-50-17-45-2-6-22-50-23-50-3-6-25-46-26-43-5-7-36-50-9-12-33-39-18-19-35-31-15-13-51-35-3-2-48-25-50-19-32-6-17-6-52-4h-51l-50 6-8 4-43 7-49 16-52 17-23 10-26 10-51 19-52 19-4 2-45 14-50 11-51 6-50 2-51-8-51-11-40-14-10-4-51-23-48-23-2-2-51-29-37-19-13-10-51-29-23-13-27-14-51-27-19-10-30-13-52-21-51-16h-1z">
          <text:p/>
        </draw:path>
        <draw:path draw:style-name="gr10" draw:text-style-name="P10" draw:layer="layout" svg:width="2.737cm" svg:height="4.999cm" svg:x="13.008cm" svg:y="1cm" svg:viewBox="0 0 2738 5000" svg:d="M1300 0h-41-51-50-51-50-51-51-50-51-50-50-51-51-50-36l-15 10-50 29-21 11-30 19-49 29-5 4-47 33-20 18-31 28-16 22-32 50-1 4-19 46-12 50-7 52-3 51 3 50 8 50 12 50 15 50 3 6 20 45 25 52 4 7 28 43 23 33 14 17 38 43 5 7 44 47 6 3 45 39 15 12 35 27 41 23 10 6 50 21 51 11h51l50-9 50-20 16-9 35-19 42-31 8-6 51-45 51-48 1-2 47-50 2-4 41-46 10-12 31-38 19-25 19-27 32-45 3-6 32-50 14-29 14-21 22-50 16-41 3-9 14-51 9-52 6-50-2-50-5-50-11-50-14-43-3-8-25-52-24-36zM955 3876l-50-13-51-8-50-2-50 4-51 8-51 15-23 10-27 10-51 25-23 15-27 18-45 32-6 4-49 43-5 4-47 46-4 4-45 50-2 2-38 50-11 15-25 35-25 41-7 9-30 51-14 27-12 23-23 50-17 37-4 15-19 50-16 51-10 34-5 16-11 50-11 50-7 50-6 50-4 53-3 50v50h47 49 28v-50l3-50 5-53 7-50 9-50 10-50 15-50 16-50 10-28 7-23 22-50 21-44 4-8 28-50 17-31 13-19 35-51 3-3 38-47 14-15 33-35 16-17 40-35 11-8 50-36 10-6 41-23 50-22 18-5 33-10 51-10 50-2 50 2 51 10 31 10 19 5 51 22 47 23 4 2 50 31 28 17 23 15 48 37 2 2 51 39 11 9 38 31 27 19 25 20 42 31 7 5 52 33 23 12 26 13 51 20 52 5 49-3 51-14 46-21 4-2 50-29 32-19 19-12 51-33 10-6 40-23 51-27 50-21 51-15 50-8h51l51 9 50 22 22 13 27 18 38 32 14 12 32 39 19 23 17 27 31 50 3 6 20 46 21 50 10 25 7 26 15 50 12 50 10 50 6 43 1 7 6 50 3 53 2 50v50h39 50 14v-50l-1-50-3-53-4-50-6-48v-2l-8-50-8-50-12-50-12-51-10-34-6-16-17-52-19-50-9-19-15-31-26-51-9-17-22-33-29-42-7-8-44-52-51-44-8-6-44-27-45-23-4-2-50-16-51-8-51 2-50 6-51 12-15 6-35 11-51 21-37 18-13 7-51 24-42 19-9 4-50 21-50 15-51 10-38 2h-11-5l-47-6-51-13-49-21-22-12-30-14-49-29-12-7-40-23-39-27-10-6-51-33-18-12-32-19-51-29-3-2-47-25-51-21-12-4z">
          <text:p/>
        </draw:path>
        <draw:polygon draw:style-name="gr11" draw:text-style-name="P11" draw:layer="layout" svg:width="2.509cm" svg:height="0.982cm" svg:x="13.132cm" svg:y="5.017cm" svg:viewBox="0 0 2510 983" draw:points="781,12 730,2 680,0 630,2 579,12 545,21 528,27 478,48 437,71 427,77 377,114 365,122 326,156 310,174 276,208 263,224 225,270 222,274 187,324 174,344 156,375 129,425 124,432 104,477 82,527 75,550 64,577 48,627 34,678 23,728 15,778 7,830 3,882 0,932 0,983 23,983 75,983 120,983 120,932 123,882 124,867 127,830 136,778 146,728 158,678 174,627 174,625 193,577 215,527 225,506 241,477 270,425 276,417 306,375 326,349 348,324 377,293 399,274 427,251 466,224 478,216 528,189 577,174 579,172 630,162 680,160 730,164 766,174 781,176 830,195 882,220 887,224 933,253 962,274 982,290 1025,324 1034,332 1079,375 1083,380 1127,425 1135,432 1174,477 1184,488 1218,527 1235,548 1260,577 1285,610 1301,627 1336,672 1342,678 1387,728 1389,728 1439,772 1455,778 1490,793 1537,778 1539,778 1591,737 1596,728 1640,683 1645,678 1689,627 1690,625 1734,577 1741,569 1784,527 1792,517 1839,477 1842,473 1893,434 1909,425 1943,405 1994,386 2044,376 2095,376 2146,392 2196,419 2203,425 2246,465 2254,477 2292,527 2297,535 2320,577 2342,627 2348,641 2360,678 2373,728 2383,778 2392,830 2396,882 2398,905 2399,932 2399,983 2449,983 2499,983 2510,983 2510,932 2509,882 2506,830 2500,778 2499,770 2493,728 2482,678 2471,627 2456,577 2449,552 2439,527 2418,477 2398,431 2395,425 2365,375 2348,347 2329,324 2297,286 2284,274 2246,241 2218,224 2196,210 2146,189 2095,180 2044,180 1994,187 1943,203 1893,224 1842,251 1803,274 1792,280 1741,313 1722,324 1690,344 1640,373 1636,375 1591,396 1539,409 1490,413 1439,407 1387,388 1360,375 1336,363 1285,330 1278,324 1235,293 1211,274 1184,255 1146,224 1135,214 1083,176 1082,174 1034,137 1010,122 982,104 933,73 928,71 882,48 830,27 811,21">
          <text:p/>
        </draw:polygon>
        <draw:polygon draw:style-name="gr2" draw:text-style-name="P2" draw:layer="layout" svg:width="2.278cm" svg:height="0.821cm" svg:x="13.252cm" svg:y="5.178cm" svg:viewBox="0 0 2279 822" draw:points="763,60 712,35 662,15 648,14 611,4 561,0 512,2 461,12 459,14 409,29 360,56 348,64 308,91 281,114 259,133 230,164 208,189 186,214 156,257 151,264 121,317 105,346 95,367 73,417 54,465 54,467 38,517 26,568 16,620 7,670 4,707 3,722 0,772 0,822 4,822 54,822 105,822 121,822 121,772 124,722 130,670 139,620 152,568 156,554 168,517 187,467 208,427 213,417 243,367 259,344 279,317 308,282 327,264 360,237 393,214 409,205 461,181 512,170 561,168 611,174 662,189 712,214 715,214 763,247 785,264 814,290 839,317 864,344 885,367 915,407 921,417 953,467 965,490 980,517 1003,568 1016,606 1020,620 1035,670 1044,722 1048,772 1048,822 1066,822 1117,822 1167,822 1218,822 1268,822 1319,822 1370,822 1420,822 1471,822 1520,822 1570,822 1621,822 1673,822 1718,822 1718,772 1722,730 1724,722 1737,670 1759,620 1773,591 1788,568 1823,525 1832,517 1874,486 1924,469 1975,473 2026,500 2042,517 2076,560 2080,568 2102,620 2118,670 2126,707 2129,722 2133,772 2133,822 2177,822 2228,822 2278,822 2279,822 2279,772 2278,745 2276,722 2272,670 2263,620 2253,568 2240,517 2228,481 2222,467 2200,417 2177,375 2173,367 2135,317 2126,305 2083,264 2076,259 2026,232 1975,216 1924,216 1874,226 1823,245 1789,264 1773,274 1722,313 1719,317 1673,357 1664,367 1621,409 1614,417 1570,465 1569,467 1525,517 1520,523 1477,568 1471,577 1420,620 1417,620 1370,635 1335,620 1319,614 1269,568 1268,568 1224,517 1218,512 1183,467 1167,450 1142,417 1117,388 1099,367 1066,328 1056,317 1016,272 1009,264 965,220 961,214 915,172 906,164 864,129 844,114 814,93 769,64">
          <text:p/>
        </draw:polygon>
        <draw:path draw:style-name="gr3" draw:text-style-name="P3" draw:layer="layout" svg:width="2.011cm" svg:height="0.653cm" svg:x="13.373cm" svg:y="5.346cm" svg:viewBox="0 0 2012 654" svg:d="M589 46l-50-25-51-15-49-6-50 2-51 12-51 23-17 9-33 23-32 28-19 17-30 35-20 27-16 23-29 50-6 10-19 40-19 50-12 37-4 14-13 50-9 50-6 52-3 50v52h35 50 50v-52l1-5 3-45 9-52 13-50 19-50 6-16 19-35 32-48v-2l50-50 51-33 51-17h20l30-2 8 2 41 8 51 23 27 19 23 19 29 31 22 27 16 23 30 51 6 11 14 39 16 50 9 52 6 50-2 52h6 51 50 51 34v-52l-4-50-9-52-15-50-6-14-13-36-23-51-15-27-12-23-32-50-6-10-30-40-21-23-25-27-24-27-30-25-22-18-48-33zM1905 332l-51-27-51-4-50 18-42 30-9 8-35 43-15 23-15 27-22 50-13 52-1 8-5 42v52h5 51 50 51 50 51 51 50 49 8v-52l-5-50-3-15-7-37-16-50-22-50-4-8-34-43z">
          <text:p/>
        </draw:path>
        <draw:polygon draw:style-name="gr12" draw:text-style-name="P12" draw:layer="layout" svg:width="0.603cm" svg:height="0.457cm" svg:x="13.508cm" svg:y="5.542cm" svg:viewBox="0 0 604 458" draw:points="306,0 276,2 256,2 203,19 152,52 102,102 102,104 70,154 51,189 45,205 26,255 13,305 4,357 1,402 0,407 0,458 1,458 51,458 102,458 152,458 203,458 256,458 306,458 355,458 406,458 456,458 507,458 558,458 602,458 604,407 598,357 589,305 573,255 558,216 553,205 523,154 507,129 485,102 456,71 433,52 406,33 355,10 314,2">
          <text:p/>
        </draw:polygon>
        <draw:custom-shape draw:style-name="gr18" draw:text-style-name="P18" draw:layer="layout" svg:width="0.417cm" svg:height="0.417cm" svg:x="13.559cm" svg:y="5.583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olygon draw:style-name="gr19" draw:text-style-name="P5" draw:layer="layout" svg:width="4.999cm" svg:height="4.999cm" svg:x="12.6cm" svg:y="1cm" svg:viewBox="0 0 5000 5000" draw:points="0,5000 5000,5000 5000,0 0,0">
          <text:p/>
        </draw:polygon>
        <draw:polygon draw:style-name="gr20" draw:text-style-name="P19" draw:layer="layout" svg:width="0.417cm" svg:height="0.301cm" svg:x="14.976cm" svg:y="5.668cm" svg:viewBox="0 0 418 302" draw:points="170,302 170,247 0,247 0,170 170,170 170,0 247,0 247,170 418,170 418,247 247,247 247,302">
          <text:p/>
        </draw:polygon>
        <draw:custom-shape draw:style-name="gr23" draw:text-style-name="P22" draw:layer="layout" svg:width="0.167cm" svg:height="0.167cm" svg:x="13.558cm" svg:y="1.4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7cm" svg:x="14.333cm" svg:y="1.4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6cm" svg:height="0.167cm" svg:x="13.762cm" svg:y="1.8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6cm" svg:x="14.215cm" svg:y="2.0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7cm" svg:height="0.167cm" svg:x="14.048cm" svg:y="1.6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3" draw:text-style-name="P22" draw:layer="layout" svg:width="0.166cm" svg:height="0.167cm" svg:x="14.308cm" svg:y="1.8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6" draw:text-style-name="P21" draw:layer="layout" svg:width="1.552cm" svg:height="3.244cm" draw:transform="skewX (-0.00104719755119669) rotate (0.505272818452358) translate (12.553cm 2.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3" draw:layer="layout" svg:width="0.167cm" svg:height="0.167cm" svg:x="14.6cm" svg:y="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8">
          <draw:path draw:style-name="gr29" draw:text-style-name="P23" draw:layer="layout" svg:width="0.083cm" svg:height="0.169cm" svg:x="14.016cm" svg:y="4.25cm" svg:viewBox="0 0 84 170" svg:d="M0 0c14 0 29 4 41 11 13 8 24 19 31 31 8 13 12 28 12 43s-4 30-12 42c-7 13-18 24-31 32-12 7-27 11-41 11z">
            <text:p/>
          </draw:path>
          <draw:path draw:style-name="gr30" draw:text-style-name="P20" draw:layer="layout" svg:width="0.082cm" svg:height="0.169cm" svg:x="13.93cm" svg:y="4.25cm" svg:viewBox="0 0 83 170" svg:d="M83 170c-14 0-28-4-40-11-13-8-24-19-32-32-7-12-11-27-11-42s4-30 11-43c8-12 19-23 32-31 12-7 26-11 40-11z">
            <text:p/>
          </draw:path>
        </draw:g>
        <draw:g draw:style-name="gr28">
          <draw:path draw:style-name="gr29" draw:text-style-name="P23" draw:layer="layout" svg:width="0.083cm" svg:height="0.169cm" svg:x="13.436cm" svg:y="3.25cm" svg:viewBox="0 0 84 170" svg:d="M0 0c14 0 29 4 41 11 13 8 24 19 31 31 8 13 12 28 12 43s-4 30-12 42c-7 13-18 24-31 32-12 7-27 11-41 11z">
            <text:p/>
          </draw:path>
          <draw:path draw:style-name="gr30" draw:text-style-name="P20" draw:layer="layout" svg:width="0.082cm" svg:height="0.169cm" svg:x="13.35cm" svg:y="3.25cm" svg:viewBox="0 0 83 170" svg:d="M83 170c-14 0-28-4-40-11-13-8-24-19-32-32-7-12-11-27-11-42s4-30 11-43c8-12 19-23 32-31 12-7 26-11 40-11z">
            <text:p/>
          </draw:path>
        </draw:g>
        <draw:g draw:style-name="gr28">
          <draw:path draw:style-name="gr29" draw:text-style-name="P23" draw:layer="layout" svg:width="0.083cm" svg:height="0.169cm" svg:x="14.016cm" svg:y="3.08cm" svg:viewBox="0 0 84 170" svg:d="M0 0c14 0 29 4 41 11 13 8 24 19 31 31 8 13 12 28 12 43s-4 30-12 42c-7 13-18 24-31 32-12 7-27 11-41 11z">
            <text:p/>
          </draw:path>
          <draw:path draw:style-name="gr30" draw:text-style-name="P20" draw:layer="layout" svg:width="0.082cm" svg:height="0.169cm" svg:x="13.93cm" svg:y="3.08cm" svg:viewBox="0 0 83 170" svg:d="M83 170c-14 0-28-4-40-11-13-8-24-19-32-32-7-12-11-27-11-42s4-30 11-43c8-12 19-23 32-31 12-7 26-11 40-11z">
            <text:p/>
          </draw:path>
        </draw:g>
        <draw:g draw:style-name="gr28">
          <draw:path draw:style-name="gr29" draw:text-style-name="P23" draw:layer="layout" svg:width="0.083cm" svg:height="0.169cm" svg:x="13.516cm" svg:y="2.58cm" svg:viewBox="0 0 84 170" svg:d="M0 0c14 0 29 4 41 11 13 8 24 19 31 31 8 13 12 28 12 43s-4 30-12 42c-7 13-18 24-31 32-12 7-27 11-41 11z">
            <text:p/>
          </draw:path>
          <draw:path draw:style-name="gr30" draw:text-style-name="P20" draw:layer="layout" svg:width="0.082cm" svg:height="0.169cm" svg:x="13.43cm" svg:y="2.58cm" svg:viewBox="0 0 83 170" svg:d="M83 170c-14 0-28-4-40-11-13-8-24-19-32-32-7-12-11-27-11-42s4-30 11-43c8-12 19-23 32-31 12-7 26-11 40-11z">
            <text:p/>
          </draw:path>
        </draw:g>
        <draw:g draw:style-name="gr28">
          <draw:path draw:style-name="gr29" draw:text-style-name="P23" draw:layer="layout" svg:width="0.083cm" svg:height="0.169cm" svg:x="13.936cm" svg:y="3.75cm" svg:viewBox="0 0 84 170" svg:d="M0 0c14 0 29 4 41 11 13 8 24 19 31 31 8 13 12 28 12 43s-4 30-12 42c-7 13-18 24-31 32-12 7-27 11-41 11z">
            <text:p/>
          </draw:path>
          <draw:path draw:style-name="gr30" draw:text-style-name="P20" draw:layer="layout" svg:width="0.082cm" svg:height="0.169cm" svg:x="13.85cm" svg:y="3.75cm" svg:viewBox="0 0 83 170" svg:d="M83 170c-14 0-28-4-40-11-13-8-24-19-32-32-7-12-11-27-11-42s4-30 11-43c8-12 19-23 32-31 12-7 26-11 40-11z">
            <text:p/>
          </draw:path>
        </draw:g>
        <draw:path draw:style-name="gr31" draw:text-style-name="P21" draw:layer="layout" svg:width="2cm" svg:height="0.787cm" draw:transform="rotate (-2.89654842660979) translate (16.6911947807339cm 3.76456607587718cm)" svg:viewBox="0 0 2001 788" svg:d="M0 788c1031 0 2001-788 2001-788">
          <text:p/>
        </draw:path>
        <draw:line draw:style-name="gr32" draw:text-style-name="P21" draw:layer="layout" svg:x1="13.35cm" svg:y1="4.25cm" svg:x2="13.35cm" svg:y2="4.75cm">
          <text:p/>
        </draw:line>
        <draw:line draw:style-name="gr32" draw:text-style-name="P21" draw:layer="layout" svg:x1="13.85cm" svg:y1="4.867cm" svg:x2="13.85cm" svg:y2="5.367cm">
          <text:p/>
        </draw:line>
        <draw:line draw:style-name="gr32" draw:text-style-name="P21" draw:layer="layout" svg:x1="14.6cm" svg:y1="5.15cm" svg:x2="14.6cm" svg:y2="5.65cm">
          <text:p/>
        </draw:line>
        <draw:frame draw:style-name="gr33" draw:text-style-name="P25" draw:layer="layout" svg:width="5cm" svg:height="0.75cm" svg:x="0.6cm" svg:y="0.15cm">
          <draw:text-box>
            <text:p text:style-name="P24"><text:span text:style-name="T1">Current population</text:span></text:p>
          </draw:text-box>
        </draw:frame>
        <draw:frame draw:style-name="gr33" draw:text-style-name="P25" draw:layer="layout" svg:width="5cm" svg:height="1.039cm" svg:x="6.6cm" svg:y="0.006cm">
          <draw:text-box>
            <text:p text:style-name="P24"><text:span text:style-name="T1">Limited adaptation towards a new optimum?</text:span></text:p>
          </draw:text-box>
        </draw:frame>
        <draw:frame draw:style-name="gr33" draw:text-style-name="P25" draw:layer="layout" svg:width="5cm" svg:height="1.039cm" svg:x="12.6cm" svg:y="0.007cm">
          <draw:text-box>
            <text:p text:style-name="P24"><text:span text:style-name="T1">Potential adaptation with a new individual</text:span></text:p>
          </draw:text-box>
        </draw:frame>
        <draw:custom-shape draw:style-name="gr34" draw:text-style-name="P26" draw:layer="layout" svg:width="1cm" svg:height="0.3cm" svg:x="2.4cm" svg:y="7.05cm">
          <text:p/>
          <draw:enhanced-geometry svg:viewBox="0 0 21600 21600" draw:type="rectangle" draw:enhanced-path="M 0 0 L 21600 0 21600 21600 0 21600 0 0 Z N"/>
        </draw:custom-shape>
        <draw:custom-shape draw:style-name="gr35" draw:text-style-name="P27" draw:layer="layout" svg:width="1cm" svg:height="0.3cm" svg:x="3.4cm" svg:y="7.05cm">
          <text:p/>
          <draw:enhanced-geometry svg:viewBox="0 0 21600 21600" draw:type="rectangle" draw:enhanced-path="M 0 0 L 21600 0 21600 21600 0 21600 0 0 Z N"/>
        </draw:custom-shape>
        <draw:custom-shape draw:style-name="gr36" draw:text-style-name="P28" draw:layer="layout" svg:width="1cm" svg:height="0.3cm" svg:x="4.4cm" svg:y="7.05cm">
          <text:p/>
          <draw:enhanced-geometry svg:viewBox="0 0 21600 21600" draw:type="rectangle" draw:enhanced-path="M 0 0 L 21600 0 21600 21600 0 21600 0 0 Z N"/>
        </draw:custom-shape>
        <draw:custom-shape draw:style-name="gr37" draw:text-style-name="P21" draw:layer="layout" svg:width="4cm" svg:height="0.3cm" svg:x="2.4cm" svg:y="7.05cm">
          <text:p/>
          <draw:enhanced-geometry svg:viewBox="0 0 21600 21600" draw:type="rectangle" draw:enhanced-path="M 0 0 L 21600 0 21600 21600 0 21600 0 0 Z N"/>
        </draw:custom-shape>
        <draw:line draw:style-name="gr38" draw:text-style-name="P21" draw:layer="layout" svg:x1="2.15cm" svg:y1="7.35cm" svg:x2="6.65cm" svg:y2="7.35cm">
          <text:p/>
        </draw:line>
        <draw:frame draw:style-name="gr39" draw:text-style-name="P30" draw:layer="layout" svg:width="5cm" svg:height="0.569cm" svg:x="1.9cm" svg:y="7.366cm">
          <draw:text-box>
            <text:p text:style-name="P29"><text:span text:style-name="T2">Fitness value</text:span></text:p>
          </draw:text-box>
        </draw:frame>
        <draw:custom-shape draw:style-name="gr17" draw:text-style-name="P17" draw:layer="layout" svg:width="0.416cm" svg:height="0.416cm" svg:x="7.734cm" svg:y="6.984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3" draw:text-style-name="P32" draw:layer="layout" svg:width="3.55cm" svg:height="0.887cm" svg:x="8.1cm" svg:y="6.75cm">
          <draw:text-box>
            <text:p text:style-name="P31"><text:span text:style-name="T2">Phenotype optimum under current conditions</text:span></text:p>
          </draw:text-box>
        </draw:frame>
        <draw:custom-shape draw:style-name="gr18" draw:text-style-name="P18" draw:layer="layout" svg:width="0.416cm" svg:height="0.416cm" svg:x="11.934cm" svg:y="6.985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3" draw:text-style-name="P32" draw:layer="layout" svg:width="3.55cm" svg:height="0.887cm" svg:x="12.8cm" svg:y="6.751cm">
          <draw:text-box>
            <text:p text:style-name="P31"><text:span text:style-name="T2">Phenotype optimum under future scenarios</text:span></text:p>
          </draw:text-box>
        </draw:frame>
        <draw:custom-shape draw:style-name="gr40" draw:text-style-name="P19" draw:layer="layout" svg:width="0.416cm" svg:height="0.416cm" svg:x="12.435cm" svg:y="6.986cm">
          <text:p/>
          <draw:enhanced-geometry svg:viewBox="0 0 21600 21600" draw:glue-points="10800 0 0 10800 10800 21600 21600 10800" draw:path-stretchpoint-x="10800" draw:path-stretchpoint-y="10800" draw:text-areas="?f1 ?f1 ?f2 ?f3" draw:type="cross" draw:modifiers="8801.0652463382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41" draw:text-style-name="P34" draw:layer="layout" svg:width="2.75cm" svg:height="1.05cm" svg:x="15.1cm" svg:y="2.2cm">
          <draw:text-box>
            <text:p text:style-name="P33"><text:span text:style-name="T3">Introduction of </text:span></text:p>
            <text:p text:style-name="P33"><text:span text:style-name="T3">a new phenotype</text:span></text:p>
          </draw:text-box>
        </draw:frame>
        <draw:frame draw:style-name="gr33" draw:text-style-name="P36" draw:layer="layout" svg:width="5cm" svg:height="0.75cm" draw:transform="rotate (1.5707963267949) translate (-0.075cm 5.975cm)">
          <draw:text-box>
            <text:p text:style-name="P35"><text:span text:style-name="T4">Parameter 1</text:span></text:p>
          </draw:text-box>
        </draw:frame>
        <draw:frame draw:style-name="gr33" draw:text-style-name="P36" draw:layer="layout" svg:width="5cm" svg:height="0.75cm" svg:x="0.6cm" svg:y="5.875cm">
          <draw:text-box>
            <text:p text:style-name="P35"><text:span text:style-name="T4">Parameter 2</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 draw:display-name="Extrémités de flèche 2" svg:viewBox="0 0 1013 1130" svg:d="M1009 1050l-449-1008-22-30-29-12-34 12-21 26-449 1012-5 13v8l5 21 12 21 17 13 21 4h903l21-4 21-13 9-21 4-21v-8z"/>
    <draw:stroke-dash draw:name="Dash_20__28_Rounded_29_" draw:display-name="Dash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7-10T19:36:39.012000000</meta:creation-date>
    <dc:date>2024-07-10T20:11:06.210000000</dc:date>
    <dc:creator>Victor Van der Meersch</dc:creator>
    <meta:editing-duration>PT12M28S</meta:editing-duration>
    <meta:editing-cycles>3</meta:editing-cycles>
    <meta:generator>LibreOffice/24.2.0.3$Windows_X86_64 LibreOffice_project/da48488a73ddd66ea24cf16bbc4f7b9c08e9bea1</meta:generator>
    <meta:document-statistic meta:object-count="114"/>
  </office:meta>
</office:document-meta>
</file>